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0.5516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22in"/>
    </style:style>
    <style:style style:name="co7" style:family="table-column">
      <style:table-column-properties fo:break-before="auto" style:column-width="0.64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984in"/>
    </style:style>
    <style:style style:name="co10" style:family="table-column">
      <style:table-column-properties fo:break-before="auto" style:column-width="1.2909in"/>
    </style:style>
    <style:style style:name="co11" style:family="table-column">
      <style:table-column-properties fo:break-before="auto" style:column-width="1.1374in"/>
    </style:style>
    <style:style style:name="co12" style:family="table-column">
      <style:table-column-properties fo:break-before="auto" style:column-width="1.2299in"/>
    </style:style>
    <style:style style:name="co13" style:family="table-column">
      <style:table-column-properties fo:break-before="auto" style:column-width="1.2138in"/>
    </style:style>
    <style:style style:name="co14" style:family="table-column">
      <style:table-column-properties fo:break-before="auto" style:column-width="0.561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gr1" style:family="graphic">
      <style:graphic-properties draw:ole-draw-aspect="1"/>
    </style:style>
  </office:automatic-styles>
  <office:body>
    <office:spreadsheet>
      <table:table table:name="wifi" table:style-name="ta1">
        <table:shapes>
          <draw:frame draw:z-index="0" draw:style-name="gr1" svg:width="10in" svg:height="8in" svg:x="9.8638in" svg:y="3.9268in">
            <draw:object draw:notify-on-update-of-ranges="wifi.M14:wifi.M18 wifi.N1:wifi.N1 wifi.N2:wifi.N6 wifi.O2:wifi.O6 wifi.O2:wifi.O6 wifi.N7:wifi.N7 wifi.N8:wifi.N12 wifi.O8:wifi.O12 wifi.O8:wifi.O12 wifi.N13:wifi.N13 wifi.N14:wifi.N18 wifi.O14:wifi.O18 wifi.O14:wifi.O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in" svg:height="8in" svg:x="7.9453in" svg:y="13.4524in">
            <draw:object draw:notify-on-update-of-ranges="wifi.M14:wifi.M18 wifi.N1:wifi.N1 wifi.P2:wifi.P6 wifi.N7:wifi.N7 wifi.P8:wifi.P12 wifi.N13:wifi.N13 wifi.P14:wifi.P1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10in" svg:height="8in" svg:x="18.6224in" svg:y="13.1406in">
            <draw:object draw:notify-on-update-of-ranges="wifi.M2:wifi.M6 wifi.Q2:wifi.Q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10in" svg:height="8in" svg:x="20.952in" svg:y="3.0874in">
            <draw:object draw:notify-on-update-of-ranges="wifi.M14:wifi.M18 wifi.N1:wifi.N1 wifi.U2:wifi.U6 wifi.N7:wifi.N7 wifi.U8:wifi.U12 wifi.N13:wifi.N13 wifi.U14:wifi.U1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  <table:table-cell/>
          <table:table-cell office:value-type="string">
            <text:p>Speedup vs TCP</text:p>
          </table:table-cell>
          <table:table-cell office:value-type="string">
            <text:p>Speedup vs RoCE</text:p>
          </table:table-cell>
          <table:table-cell office:value-type="string">
            <text:p>Speedup vs x86</text:p>
          </table:table-cell>
          <table:table-cell office:value-type="string">
            <text:p>$^-1s^-1</text:p>
          </table:table-cell>
          <table:table-cell office:value-type="string">
            <text:p>Normalized value</text:p>
          </table:table-cell>
        </table:table-row>
        <table:table-row table:style-name="ro1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office:value-type="float" office:value="75.5516">
            <text:p>75.5516</text:p>
          </table:table-cell>
          <table:table-cell office:value-type="float" office:value="75.7943">
            <text:p>75.7943</text:p>
          </table:table-cell>
          <table:table-cell office:value-type="float" office:value="75.5529">
            <text:p>75.5529</text:p>
          </table:table-cell>
          <table:table-cell office:value-type="float" office:value="75.5939">
            <text:p>75.5939</text:p>
          </table:table-cell>
          <table:table-cell office:value-type="float" office:value="75.1577">
            <text:p>75.1577</text:p>
          </table:table-cell>
          <table:table-cell office:value-type="float" office:value="75.5623">
            <text:p>75.5623</text:p>
          </table:table-cell>
          <table:table-cell office:value-type="float" office:value="75.6075">
            <text:p>75.6075</text:p>
          </table:table-cell>
          <table:table-cell office:value-type="float" office:value="75.5836">
            <text:p>75.5836</text:p>
          </table:table-cell>
          <table:table-cell office:value-type="float" office:value="75.3811">
            <text:p>75.3811</text:p>
          </table:table-cell>
          <table:table-cell office:value-type="float" office:value="75.4908">
            <text:p>75.4908</text:p>
          </table:table-cell>
          <table:table-cell office:value-type="float" office:value="2">
            <text:p>2</text:p>
          </table:table-cell>
          <table:table-cell table:formula="of:=AVERAGE([.$C2:.L2])" office:value-type="float" office:value="75.52757">
            <text:p>75.52757</text:p>
          </table:table-cell>
          <table:table-cell table:formula="of:=CONFIDENCE(0.01; STDEV([.$C2:.L2]); COUNT([.$C2:.L2]))" office:value-type="float" office:value="0.134970413469708">
            <text:p>0.1349704135</text:p>
          </table:table-cell>
          <table:table-cell table:formula="of:=MEDIAN([.$C2:.K2])" office:value-type="float" office:value="75.5623">
            <text:p>75.5623</text:p>
          </table:table-cell>
          <table:table-cell table:formula="of:=[.N8]/[.N2]" office:value-type="float" office:value="1.05845587247147">
            <text:p>1.0584558725</text:p>
          </table:table-cell>
          <table:table-cell/>
          <table:table-cell table:formula="of:=[.N14]/[.N2]" office:value-type="float" office:value="0.068301019084819">
            <text:p>0.0683010191</text:p>
          </table:table-cell>
          <table:table-cell table:formula="of:=1/[.N2]/[.$A$24]" office:value-type="float" office:value="0.0000152897953093555">
            <text:p>1.52897953093555E-005</text:p>
          </table:table-cell>
          <table:table-cell table:formula="of:=[.T2]/MIN([.$T$2:.$T$6];[.$T$8:.$T$12];[.$T$14:.$T$18])" office:value-type="float" office:value="1.05845587247147">
            <text:p>1.0584558725</text:p>
          </table:table-cell>
        </table:table-row>
        <table:table-row table:style-name="ro1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office:value-type="float" office:value="41.7068">
            <text:p>41.7068</text:p>
          </table:table-cell>
          <table:table-cell office:value-type="float" office:value="41.9621">
            <text:p>41.9621</text:p>
          </table:table-cell>
          <table:table-cell office:value-type="float" office:value="41.8629">
            <text:p>41.8629</text:p>
          </table:table-cell>
          <table:table-cell office:value-type="float" office:value="41.8025">
            <text:p>41.8025</text:p>
          </table:table-cell>
          <table:table-cell office:value-type="float" office:value="41.8627">
            <text:p>41.8627</text:p>
          </table:table-cell>
          <table:table-cell office:value-type="float" office:value="41.748">
            <text:p>41.748</text:p>
          </table:table-cell>
          <table:table-cell office:value-type="float" office:value="41.7849">
            <text:p>41.7849</text:p>
          </table:table-cell>
          <table:table-cell office:value-type="float" office:value="41.8656">
            <text:p>41.8656</text:p>
          </table:table-cell>
          <table:table-cell office:value-type="float" office:value="41.8492">
            <text:p>41.8492</text:p>
          </table:table-cell>
          <table:table-cell office:value-type="float" office:value="41.7102">
            <text:p>41.7102</text:p>
          </table:table-cell>
          <table:table-cell office:value-type="float" office:value="4">
            <text:p>4</text:p>
          </table:table-cell>
          <table:table-cell table:formula="of:=AVERAGE([.$C3:.L3])" office:value-type="float" office:value="41.81549">
            <text:p>41.81549</text:p>
          </table:table-cell>
          <table:table-cell table:formula="of:=CONFIDENCE(0.01; STDEV([.$C3:.L3]); COUNT([.$C3:.L3]))" office:value-type="float" office:value="0.0654896116992666">
            <text:p>0.0654896117</text:p>
          </table:table-cell>
          <table:table-cell table:formula="of:=MEDIAN([.$C3:.K3])" office:value-type="float" office:value="41.8492">
            <text:p>41.8492</text:p>
          </table:table-cell>
          <table:table-cell table:formula="of:=[.N9]/[.N3]" office:value-type="float" office:value="1.07565019565716">
            <text:p>1.0756501957</text:p>
          </table:table-cell>
          <table:table-cell/>
          <table:table-cell table:formula="of:=[.N15]/[.N3]" office:value-type="float" office:value="0.0637366679189937">
            <text:p>0.0637366679</text:p>
          </table:table-cell>
          <table:table-cell table:formula="of:=1/[.N3]/[.$A$24]" office:value-type="float" office:value="0.0000276165862342644">
            <text:p>2.76165862342644E-005</text:p>
          </table:table-cell>
          <table:table-cell table:formula="of:=[.T3]/MIN([.$T$2:.$T$6];[.$T$8:.$T$12];[.$T$14:.$T$18])" office:value-type="float" office:value="1.91179393090934">
            <text:p>1.9117939309</text:p>
          </table:table-cell>
        </table:table-row>
        <table:table-row table:style-name="ro1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office:value-type="float" office:value="47.3852">
            <text:p>47.3852</text:p>
          </table:table-cell>
          <table:table-cell office:value-type="float" office:value="33.1884">
            <text:p>33.1884</text:p>
          </table:table-cell>
          <table:table-cell office:value-type="float" office:value="49.2601">
            <text:p>49.2601</text:p>
          </table:table-cell>
          <table:table-cell office:value-type="float" office:value="51.4492">
            <text:p>51.4492</text:p>
          </table:table-cell>
          <table:table-cell office:value-type="float" office:value="35.8836">
            <text:p>35.8836</text:p>
          </table:table-cell>
          <table:table-cell office:value-type="float" office:value="42.0904">
            <text:p>42.0904</text:p>
          </table:table-cell>
          <table:table-cell office:value-type="float" office:value="46.646">
            <text:p>46.646</text:p>
          </table:table-cell>
          <table:table-cell office:value-type="float" office:value="50.1868">
            <text:p>50.1868</text:p>
          </table:table-cell>
          <table:table-cell office:value-type="float" office:value="30.8625">
            <text:p>30.8625</text:p>
          </table:table-cell>
          <table:table-cell office:value-type="float" office:value="37.2987">
            <text:p>37.2987</text:p>
          </table:table-cell>
          <table:table-cell office:value-type="float" office:value="8">
            <text:p>8</text:p>
          </table:table-cell>
          <table:table-cell table:formula="of:=AVERAGE([.$C4:.L4])" office:value-type="float" office:value="42.42509">
            <text:p>42.42509</text:p>
          </table:table-cell>
          <table:table-cell table:formula="of:=CONFIDENCE(0.01; STDEV([.$C4:.L4]); COUNT([.$C4:.L4]))" office:value-type="float" office:value="6.18561302045178">
            <text:p>6.1856130205</text:p>
          </table:table-cell>
          <table:table-cell table:formula="of:=MEDIAN([.$C4:.K4])" office:value-type="float" office:value="46.646">
            <text:p>46.646</text:p>
          </table:table-cell>
          <table:table-cell table:formula="of:=[.N10]/[.N4]" office:value-type="float" office:value="0.621287073286114">
            <text:p>0.6212870733</text:p>
          </table:table-cell>
          <table:table-cell/>
          <table:table-cell table:formula="of:=[.N16]/[.N4]" office:value-type="float" office:value="0.0392534229155436">
            <text:p>0.0392534229</text:p>
          </table:table-cell>
          <table:table-cell table:formula="of:=1/[.N4]/[.$A$24]" office:value-type="float" office:value="0.0000272197674893093">
            <text:p>2.72197674893093E-005</text:p>
          </table:table-cell>
          <table:table-cell table:formula="of:=[.T4]/MIN([.$T$2:.$T$6];[.$T$8:.$T$12];[.$T$14:.$T$18])" office:value-type="float" office:value="1.88432363961986">
            <text:p>1.8843236396</text:p>
          </table:table-cell>
        </table:table-row>
        <table:table-row table:style-name="ro1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office:value-type="float" office:value="25.8803">
            <text:p>25.8803</text:p>
          </table:table-cell>
          <table:table-cell office:value-type="float" office:value="27.5225">
            <text:p>27.5225</text:p>
          </table:table-cell>
          <table:table-cell office:value-type="float" office:value="46.9452">
            <text:p>46.9452</text:p>
          </table:table-cell>
          <table:table-cell office:value-type="float" office:value="24.31">
            <text:p>24.31</text:p>
          </table:table-cell>
          <table:table-cell office:value-type="float" office:value="23.1092">
            <text:p>23.1092</text:p>
          </table:table-cell>
          <table:table-cell office:value-type="float" office:value="21.1485">
            <text:p>21.1485</text:p>
          </table:table-cell>
          <table:table-cell office:value-type="float" office:value="21.2671">
            <text:p>21.2671</text:p>
          </table:table-cell>
          <table:table-cell office:value-type="float" office:value="34.0696">
            <text:p>34.0696</text:p>
          </table:table-cell>
          <table:table-cell office:value-type="float" office:value="25.2163">
            <text:p>25.2163</text:p>
          </table:table-cell>
          <table:table-cell office:value-type="float" office:value="21.3858">
            <text:p>21.3858</text:p>
          </table:table-cell>
          <table:table-cell office:value-type="float" office:value="12">
            <text:p>12</text:p>
          </table:table-cell>
          <table:table-cell table:formula="of:=AVERAGE([.$C5:.L5])" office:value-type="float" office:value="27.08545">
            <text:p>27.08545</text:p>
          </table:table-cell>
          <table:table-cell table:formula="of:=CONFIDENCE(0.01; STDEV([.$C5:.L5]); COUNT([.$C5:.L5]))" office:value-type="float" office:value="6.50181027043422">
            <text:p>6.5018102704</text:p>
          </table:table-cell>
          <table:table-cell table:formula="of:=MEDIAN([.$C5:.K5])" office:value-type="float" office:value="25.2163">
            <text:p>25.2163</text:p>
          </table:table-cell>
          <table:table-cell table:formula="of:=[.N11]/[.N5]" office:value-type="float" office:value="0.822708502166292">
            <text:p>0.8227085022</text:p>
          </table:table-cell>
          <table:table-cell/>
          <table:table-cell table:formula="of:=[.N17]/[.N5]" office:value-type="float" office:value="0.173375373124685">
            <text:p>0.1733753731</text:p>
          </table:table-cell>
          <table:table-cell table:formula="of:=1/[.N5]/[.$A$24]" office:value-type="float" office:value="0.0000426354771847254">
            <text:p>4.26354771847254E-005</text:p>
          </table:table-cell>
          <table:table-cell table:formula="of:=[.T5]/MIN([.$T$2:.$T$6];[.$T$8:.$T$12];[.$T$14:.$T$18])" office:value-type="float" office:value="2.95149609845877">
            <text:p>2.9514960985</text:p>
          </table:table-cell>
        </table:table-row>
        <table:table-row table:style-name="ro1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office:value-type="float" office:value="85.0602">
            <text:p>85.0602</text:p>
          </table:table-cell>
          <table:table-cell office:value-type="float" office:value="74.9891">
            <text:p>74.9891</text:p>
          </table:table-cell>
          <table:table-cell office:value-type="float" office:value="64.3541">
            <text:p>64.3541</text:p>
          </table:table-cell>
          <table:table-cell office:value-type="float" office:value="74.5604">
            <text:p>74.5604</text:p>
          </table:table-cell>
          <table:table-cell office:value-type="float" office:value="54.2137">
            <text:p>54.2137</text:p>
          </table:table-cell>
          <table:table-cell office:value-type="float" office:value="45.5763">
            <text:p>45.5763</text:p>
          </table:table-cell>
          <table:table-cell office:value-type="float" office:value="67.5908">
            <text:p>67.5908</text:p>
          </table:table-cell>
          <table:table-cell office:value-type="float" office:value="42.4687">
            <text:p>42.4687</text:p>
          </table:table-cell>
          <table:table-cell office:value-type="float" office:value="58.1332">
            <text:p>58.1332</text:p>
          </table:table-cell>
          <table:table-cell office:value-type="float" office:value="59.7088">
            <text:p>59.7088</text:p>
          </table:table-cell>
          <table:table-cell office:value-type="float" office:value="16">
            <text:p>16</text:p>
          </table:table-cell>
          <table:table-cell table:formula="of:=AVERAGE([.$C6:.L6])" office:value-type="float" office:value="62.66553">
            <text:p>62.66553</text:p>
          </table:table-cell>
          <table:table-cell table:formula="of:=CONFIDENCE(0.01; STDEV([.$C6:.L6]); COUNT([.$C6:.L6]))" office:value-type="float" office:value="10.9372883248769">
            <text:p>10.9372883249</text:p>
          </table:table-cell>
          <table:table-cell table:formula="of:=MEDIAN([.$C6:.K6])" office:value-type="float" office:value="64.3541">
            <text:p>64.3541</text:p>
          </table:table-cell>
          <table:table-cell table:formula="of:=[.N12]/[.N6]" office:value-type="float" office:value="0.337093454727024">
            <text:p>0.3370934547</text:p>
          </table:table-cell>
          <table:table-cell/>
          <table:table-cell table:formula="of:=[.N18]/[.N6]" office:value-type="float" office:value="0.0198266894096324">
            <text:p>0.0198266894</text:p>
          </table:table-cell>
          <table:table-cell table:formula="of:=1/[.N6]/[.$A$24]" office:value-type="float" office:value="0.0000184280111492398">
            <text:p>0.000018428</text:p>
          </table:table-cell>
          <table:table-cell table:formula="of:=[.T6]/MIN([.$T$2:.$T$6];[.$T$8:.$T$12];[.$T$14:.$T$18])" office:value-type="float" office:value="1.27570292631372">
            <text:p>1.2757029263</text:p>
          </table:table-cell>
        </table:table-row>
        <table:table-row table:style-name="ro1">
          <table:table-cell table:number-columns-repeated="13"/>
          <table:table-cell office:value-type="string">
            <text:p>TCP</text:p>
          </table:table-cell>
          <table:table-cell table:number-columns-repeated="7"/>
        </table:table-row>
        <table:table-row table:style-name="ro1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79.8917">
            <text:p>79.8917</text:p>
          </table:table-cell>
          <table:table-cell office:value-type="float" office:value="79.0278">
            <text:p>79.0278</text:p>
          </table:table-cell>
          <table:table-cell office:value-type="float" office:value="80.6803">
            <text:p>80.6803</text:p>
          </table:table-cell>
          <table:table-cell office:value-type="float" office:value="79.1754">
            <text:p>79.1754</text:p>
          </table:table-cell>
          <table:table-cell office:value-type="float" office:value="80.9805">
            <text:p>80.9805</text:p>
          </table:table-cell>
          <table:table-cell office:value-type="float" office:value="79.8415">
            <text:p>79.8415</text:p>
          </table:table-cell>
          <table:table-cell office:value-type="float" office:value="78.5054">
            <text:p>78.5054</text:p>
          </table:table-cell>
          <table:table-cell office:value-type="float" office:value="80.6792">
            <text:p>80.6792</text:p>
          </table:table-cell>
          <table:table-cell office:value-type="float" office:value="79.764">
            <text:p>79.764</text:p>
          </table:table-cell>
          <table:table-cell office:value-type="float" office:value="80.8802">
            <text:p>80.8802</text:p>
          </table:table-cell>
          <table:table-cell office:value-type="float" office:value="2">
            <text:p>2</text:p>
          </table:table-cell>
          <table:table-cell table:formula="of:=AVERAGE([.$C8:.L8])" office:value-type="float" office:value="79.9426">
            <text:p>79.9426</text:p>
          </table:table-cell>
          <table:table-cell table:formula="of:=CONFIDENCE(0.01; STDEV([.$C8:.L8]); COUNT([.$C8:.L8]))" office:value-type="float" office:value="0.696417727444923">
            <text:p>0.6964177274</text:p>
          </table:table-cell>
          <table:table-cell table:formula="of:=MEDIAN([.$C8:.K8])" office:value-type="float" office:value="79.8415">
            <text:p>79.8415</text:p>
          </table:table-cell>
          <table:table-cell/>
          <table:table-cell table:formula="of:=[.N2]/[.N8]" office:value-type="float" office:value="0.944772499268225">
            <text:p>0.9447724993</text:p>
          </table:table-cell>
          <table:table-cell table:formula="of:=[.N14]/[.N8]" office:value-type="float" office:value="0.0645289245033311">
            <text:p>0.0645289245</text:p>
          </table:table-cell>
          <table:table-cell table:formula="of:=1/[.N8]/[.$A$24]" office:value-type="float" office:value="0.0000144453781277194">
            <text:p>1.44453781277194E-005</text:p>
          </table:table-cell>
          <table:table-cell table:formula="of:=[.T8]/MIN([.$T$2:.$T$6];[.$T$8:.$T$12];[.$T$14:.$T$18])" office:value-type="float" office:value="1">
            <text:p>1</text:p>
          </table:table-cell>
        </table:table-row>
        <table:table-row table:style-name="ro1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44.7737">
            <text:p>44.7737</text:p>
          </table:table-cell>
          <table:table-cell office:value-type="float" office:value="45.0655">
            <text:p>45.0655</text:p>
          </table:table-cell>
          <table:table-cell office:value-type="float" office:value="44.8445">
            <text:p>44.8445</text:p>
          </table:table-cell>
          <table:table-cell office:value-type="float" office:value="45.1564">
            <text:p>45.1564</text:p>
          </table:table-cell>
          <table:table-cell office:value-type="float" office:value="45.1187">
            <text:p>45.1187</text:p>
          </table:table-cell>
          <table:table-cell office:value-type="float" office:value="45.003">
            <text:p>45.003</text:p>
          </table:table-cell>
          <table:table-cell office:value-type="float" office:value="45.0108">
            <text:p>45.0108</text:p>
          </table:table-cell>
          <table:table-cell office:value-type="float" office:value="44.9589">
            <text:p>44.9589</text:p>
          </table:table-cell>
          <table:table-cell office:value-type="float" office:value="44.9817">
            <text:p>44.9817</text:p>
          </table:table-cell>
          <table:table-cell office:value-type="float" office:value="44.8752">
            <text:p>44.8752</text:p>
          </table:table-cell>
          <table:table-cell office:value-type="float" office:value="4">
            <text:p>4</text:p>
          </table:table-cell>
          <table:table-cell table:formula="of:=AVERAGE([.$C9:.L9])" office:value-type="float" office:value="44.97884">
            <text:p>44.97884</text:p>
          </table:table-cell>
          <table:table-cell table:formula="of:=CONFIDENCE(0.01; STDEV([.$C9:.L9]); COUNT([.$C9:.L9]))" office:value-type="float" office:value="0.098452317461879">
            <text:p>0.0984523175</text:p>
          </table:table-cell>
          <table:table-cell table:formula="of:=MEDIAN([.$C9:.K9])" office:value-type="float" office:value="45.003">
            <text:p>45.003</text:p>
          </table:table-cell>
          <table:table-cell/>
          <table:table-cell table:formula="of:=[.N3]/[.N9]" office:value-type="float" office:value="0.929670262727985">
            <text:p>0.9296702627</text:p>
          </table:table-cell>
          <table:table-cell table:formula="of:=[.N15]/[.N9]" office:value-type="float" office:value="0.0592540848096572">
            <text:p>0.0592540848</text:p>
          </table:table-cell>
          <table:table-cell table:formula="of:=1/[.N9]/[.$A$24]" office:value-type="float" office:value="0.0000256743189800586">
            <text:p>2.56743189800586E-005</text:p>
          </table:table-cell>
          <table:table-cell table:formula="of:=[.T9]/MIN([.$T$2:.$T$6];[.$T$8:.$T$12];[.$T$14:.$T$18])" office:value-type="float" office:value="1.77733796603025">
            <text:p>1.777337966</text:p>
          </table:table-cell>
        </table:table-row>
        <table:table-row table:style-name="ro1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26.0546">
            <text:p>26.0546</text:p>
          </table:table-cell>
          <table:table-cell office:value-type="float" office:value="26.7511">
            <text:p>26.7511</text:p>
          </table:table-cell>
          <table:table-cell office:value-type="float" office:value="25.9979">
            <text:p>25.9979</text:p>
          </table:table-cell>
          <table:table-cell office:value-type="float" office:value="25.9728">
            <text:p>25.9728</text:p>
          </table:table-cell>
          <table:table-cell office:value-type="float" office:value="26.8488">
            <text:p>26.8488</text:p>
          </table:table-cell>
          <table:table-cell office:value-type="float" office:value="27.0603">
            <text:p>27.0603</text:p>
          </table:table-cell>
          <table:table-cell office:value-type="float" office:value="26.6079">
            <text:p>26.6079</text:p>
          </table:table-cell>
          <table:table-cell office:value-type="float" office:value="25.7458">
            <text:p>25.7458</text:p>
          </table:table-cell>
          <table:table-cell office:value-type="float" office:value="26.356">
            <text:p>26.356</text:p>
          </table:table-cell>
          <table:table-cell office:value-type="float" office:value="26.1864">
            <text:p>26.1864</text:p>
          </table:table-cell>
          <table:table-cell office:value-type="float" office:value="8">
            <text:p>8</text:p>
          </table:table-cell>
          <table:table-cell table:formula="of:=AVERAGE([.$C10:.L10])" office:value-type="float" office:value="26.35816">
            <text:p>26.35816</text:p>
          </table:table-cell>
          <table:table-cell table:formula="of:=CONFIDENCE(0.01; STDEV([.$C10:.L10]); COUNT([.$C10:.L10]))" office:value-type="float" office:value="0.356651791347309">
            <text:p>0.3566517913</text:p>
          </table:table-cell>
          <table:table-cell table:formula="of:=MEDIAN([.$C10:.K10])" office:value-type="float" office:value="26.356">
            <text:p>26.356</text:p>
          </table:table-cell>
          <table:table-cell/>
          <table:table-cell table:formula="of:=[.N4]/[.N10]" office:value-type="float" office:value="1.60956189658155">
            <text:p>1.6095618966</text:p>
          </table:table-cell>
          <table:table-cell table:formula="of:=[.N16]/[.N10]" office:value-type="float" office:value="0.0631808138352601">
            <text:p>0.0631808138</text:p>
          </table:table-cell>
          <table:table-cell table:formula="of:=1/[.N10]/[.$A$24]" office:value-type="float" office:value="0.0000438119005846015">
            <text:p>4.38119005846015E-005</text:p>
          </table:table-cell>
          <table:table-cell table:formula="of:=[.T10]/MIN([.$T$2:.$T$6];[.$T$8:.$T$12];[.$T$14:.$T$18])" office:value-type="float" office:value="3.03293553115999">
            <text:p>3.0329355312</text:p>
          </table:table-cell>
        </table:table-row>
        <table:table-row table:style-name="ro1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22.049">
            <text:p>22.049</text:p>
          </table:table-cell>
          <table:table-cell office:value-type="float" office:value="22.0949">
            <text:p>22.0949</text:p>
          </table:table-cell>
          <table:table-cell office:value-type="float" office:value="22.9455">
            <text:p>22.9455</text:p>
          </table:table-cell>
          <table:table-cell office:value-type="float" office:value="22.4272">
            <text:p>22.4272</text:p>
          </table:table-cell>
          <table:table-cell office:value-type="float" office:value="22.227">
            <text:p>22.227</text:p>
          </table:table-cell>
          <table:table-cell office:value-type="float" office:value="22.2389">
            <text:p>22.2389</text:p>
          </table:table-cell>
          <table:table-cell office:value-type="float" office:value="22.1962">
            <text:p>22.1962</text:p>
          </table:table-cell>
          <table:table-cell office:value-type="float" office:value="22.1941">
            <text:p>22.1941</text:p>
          </table:table-cell>
          <table:table-cell office:value-type="float" office:value="22.2101">
            <text:p>22.2101</text:p>
          </table:table-cell>
          <table:table-cell office:value-type="float" office:value="22.2514">
            <text:p>22.2514</text:p>
          </table:table-cell>
          <table:table-cell office:value-type="float" office:value="12">
            <text:p>12</text:p>
          </table:table-cell>
          <table:table-cell table:formula="of:=AVERAGE([.$C11:.L11])" office:value-type="float" office:value="22.28343">
            <text:p>22.28343</text:p>
          </table:table-cell>
          <table:table-cell table:formula="of:=CONFIDENCE(0.01; STDEV([.$C11:.L11]); COUNT([.$C11:.L11]))" office:value-type="float" office:value="0.206185599472051">
            <text:p>0.2061855995</text:p>
          </table:table-cell>
          <table:table-cell table:formula="of:=MEDIAN([.$C11:.K11])" office:value-type="float" office:value="22.2101">
            <text:p>22.2101</text:p>
          </table:table-cell>
          <table:table-cell/>
          <table:table-cell table:formula="of:=[.N5]/[.N11]" office:value-type="float" office:value="1.21549734488811">
            <text:p>1.2154973449</text:p>
          </table:table-cell>
          <table:table-cell table:formula="of:=[.N17]/[.N11]" office:value-type="float" office:value="0.21073730570204">
            <text:p>0.2107373057</text:p>
          </table:table-cell>
          <table:table-cell table:formula="of:=1/[.N11]/[.$A$24]" office:value-type="float" office:value="0.0000518233093160712">
            <text:p>5.18233093160712E-005</text:p>
          </table:table-cell>
          <table:table-cell table:formula="of:=[.T11]/MIN([.$T$2:.$T$6];[.$T$8:.$T$12];[.$T$14:.$T$18])" office:value-type="float" office:value="3.58753567112424">
            <text:p>3.5875356711</text:p>
          </table:table-cell>
        </table:table-row>
        <table:table-row table:style-name="ro1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21.0237">
            <text:p>21.0237</text:p>
          </table:table-cell>
          <table:table-cell office:value-type="float" office:value="21.7497">
            <text:p>21.7497</text:p>
          </table:table-cell>
          <table:table-cell office:value-type="float" office:value="21.1366">
            <text:p>21.1366</text:p>
          </table:table-cell>
          <table:table-cell office:value-type="float" office:value="20.7913">
            <text:p>20.7913</text:p>
          </table:table-cell>
          <table:table-cell office:value-type="float" office:value="21.1378">
            <text:p>21.1378</text:p>
          </table:table-cell>
          <table:table-cell office:value-type="float" office:value="20.6205">
            <text:p>20.6205</text:p>
          </table:table-cell>
          <table:table-cell office:value-type="float" office:value="21.0765">
            <text:p>21.0765</text:p>
          </table:table-cell>
          <table:table-cell office:value-type="float" office:value="21.7329">
            <text:p>21.7329</text:p>
          </table:table-cell>
          <table:table-cell office:value-type="float" office:value="20.8791">
            <text:p>20.8791</text:p>
          </table:table-cell>
          <table:table-cell office:value-type="float" office:value="21.0933">
            <text:p>21.0933</text:p>
          </table:table-cell>
          <table:table-cell office:value-type="float" office:value="16">
            <text:p>16</text:p>
          </table:table-cell>
          <table:table-cell table:formula="of:=AVERAGE([.$C12:.L12])" office:value-type="float" office:value="21.12414">
            <text:p>21.12414</text:p>
          </table:table-cell>
          <table:table-cell table:formula="of:=CONFIDENCE(0.01; STDEV([.$C12:.L12]); COUNT([.$C12:.L12]))" office:value-type="float" office:value="0.297436735549741">
            <text:p>0.2974367355</text:p>
          </table:table-cell>
          <table:table-cell table:formula="of:=MEDIAN([.$C12:.K12])" office:value-type="float" office:value="21.0765">
            <text:p>21.0765</text:p>
          </table:table-cell>
          <table:table-cell/>
          <table:table-cell table:formula="of:=[.N6]/[.N12]" office:value-type="float" office:value="2.96653638917371">
            <text:p>2.9665363892</text:p>
          </table:table-cell>
          <table:table-cell table:formula="of:=[.N18]/[.N12]" office:value-type="float" office:value="0.0588165956105195">
            <text:p>0.0588165956</text:p>
          </table:table-cell>
          <table:table-cell table:formula="of:=1/[.N12]/[.$A$24]" office:value-type="float" office:value="0.0000546673656543187">
            <text:p>5.46673656543187E-005</text:p>
          </table:table-cell>
          <table:table-cell table:formula="of:=[.T12]/MIN([.$T$2:.$T$6];[.$T$8:.$T$12];[.$T$14:.$T$18])" office:value-type="float" office:value="3.78441915268503">
            <text:p>3.7844191527</text:p>
          </table:table-cell>
        </table:table-row>
        <table:table-row table:style-name="ro1">
          <table:table-cell table:number-columns-repeated="13"/>
          <table:table-cell office:value-type="string">
            <text:p>x86</text:p>
          </table:table-cell>
          <table:table-cell table:number-columns-repeated="7"/>
        </table:table-row>
        <table:table-row table:style-name="ro1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5.1642">
            <text:p>5.1642</text:p>
          </table:table-cell>
          <table:table-cell office:value-type="float" office:value="5.1488">
            <text:p>5.1488</text:p>
          </table:table-cell>
          <table:table-cell office:value-type="float" office:value="5.1712">
            <text:p>5.1712</text:p>
          </table:table-cell>
          <table:table-cell office:value-type="float" office:value="5.1879">
            <text:p>5.1879</text:p>
          </table:table-cell>
          <table:table-cell office:value-type="float" office:value="5.1348">
            <text:p>5.1348</text:p>
          </table:table-cell>
          <table:table-cell office:value-type="float" office:value="5.1874">
            <text:p>5.1874</text:p>
          </table:table-cell>
          <table:table-cell office:value-type="float" office:value="5.1828">
            <text:p>5.1828</text:p>
          </table:table-cell>
          <table:table-cell office:value-type="float" office:value="5.1643">
            <text:p>5.1643</text:p>
          </table:table-cell>
          <table:table-cell office:value-type="float" office:value="5.1211">
            <text:p>5.1211</text:p>
          </table:table-cell>
          <table:table-cell office:value-type="float" office:value="5.1236">
            <text:p>5.1236</text:p>
          </table:table-cell>
          <table:table-cell office:value-type="float" office:value="2">
            <text:p>2</text:p>
          </table:table-cell>
          <table:table-cell table:formula="of:=AVERAGE([.$C14:.L14])" office:value-type="float" office:value="5.15861">
            <text:p>5.15861</text:p>
          </table:table-cell>
          <table:table-cell table:formula="of:=CONFIDENCE(0.01; STDEV([.$C14:.L14]); COUNT([.$C14:.L14]))" office:value-type="float" office:value="0.0206600654899258">
            <text:p>0.0206600655</text:p>
          </table:table-cell>
          <table:table-cell table:formula="of:=MEDIAN([.$C14:.K14])" office:value-type="float" office:value="5.1643">
            <text:p>5.1643</text:p>
          </table:table-cell>
          <table:table-cell table:formula="of:=[.P8]/[.P14]" office:value-type="float" office:value="15.4602753519354">
            <text:p>15.4602753519</text:p>
          </table:table-cell>
          <table:table-cell table:formula="of:=[.N2]/[.N14]" office:value-type="float" office:value="14.641069978153">
            <text:p>14.6410699782</text:p>
          </table:table-cell>
          <table:table-cell/>
          <table:table-cell table:formula="of:=1/[.N14]/[.$A$23]" office:value-type="float" office:value="0.000104211265140059">
            <text:p>0.0001042113</text:p>
          </table:table-cell>
          <table:table-cell table:formula="of:=[.T14]/MIN([.$T$2:.$T$6];[.$T$8:.$T$12];[.$T$14:.$T$18])" office:value-type="float" office:value="7.214159727677">
            <text:p>7.2141597277</text:p>
          </table:table-cell>
        </table:table-row>
        <table:table-row table:style-name="ro1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2.6443">
            <text:p>2.6443</text:p>
          </table:table-cell>
          <table:table-cell office:value-type="float" office:value="2.6551">
            <text:p>2.6551</text:p>
          </table:table-cell>
          <table:table-cell office:value-type="float" office:value="2.6864">
            <text:p>2.6864</text:p>
          </table:table-cell>
          <table:table-cell office:value-type="float" office:value="2.6566">
            <text:p>2.6566</text:p>
          </table:table-cell>
          <table:table-cell office:value-type="float" office:value="2.6484">
            <text:p>2.6484</text:p>
          </table:table-cell>
          <table:table-cell office:value-type="float" office:value="2.6381">
            <text:p>2.6381</text:p>
          </table:table-cell>
          <table:table-cell office:value-type="float" office:value="2.6387">
            <text:p>2.6387</text:p>
          </table:table-cell>
          <table:table-cell office:value-type="float" office:value="2.776">
            <text:p>2.776</text:p>
          </table:table-cell>
          <table:table-cell office:value-type="float" office:value="2.655">
            <text:p>2.655</text:p>
          </table:table-cell>
          <table:table-cell office:value-type="float" office:value="2.6532">
            <text:p>2.6532</text:p>
          </table:table-cell>
          <table:table-cell office:value-type="float" office:value="4">
            <text:p>4</text:p>
          </table:table-cell>
          <table:table-cell table:formula="of:=AVERAGE([.$C15:.L15])" office:value-type="float" office:value="2.66518">
            <text:p>2.66518</text:p>
          </table:table-cell>
          <table:table-cell table:formula="of:=CONFIDENCE(0.01; STDEV([.$C15:.L15]); COUNT([.$C15:.L15]))" office:value-type="float" office:value="0.0335910659181084">
            <text:p>0.0335910659</text:p>
          </table:table-cell>
          <table:table-cell table:formula="of:=MEDIAN([.$C15:.K15])" office:value-type="float" office:value="2.655">
            <text:p>2.655</text:p>
          </table:table-cell>
          <table:table-cell table:formula="of:=[.P9]/[.P15]" office:value-type="float" office:value="16.9502824858757">
            <text:p>16.9502824859</text:p>
          </table:table-cell>
          <table:table-cell table:formula="of:=[.N3]/[.N15]" office:value-type="float" office:value="15.6895556772901">
            <text:p>15.6895556773</text:p>
          </table:table-cell>
          <table:table-cell/>
          <table:table-cell table:formula="of:=1/[.N15]/[.$A$23]" office:value-type="float" office:value="0.000201706929537278">
            <text:p>0.0002017069</text:p>
          </table:table-cell>
          <table:table-cell table:formula="of:=[.T15]/MIN([.$T$2:.$T$6];[.$T$8:.$T$12];[.$T$14:.$T$18])" office:value-type="float" office:value="13.9634233007871">
            <text:p>13.9634233008</text:p>
          </table:table-cell>
        </table:table-row>
        <table:table-row table:style-name="ro1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1.7164">
            <text:p>1.7164</text:p>
          </table:table-cell>
          <table:table-cell office:value-type="float" office:value="1.7538">
            <text:p>1.7538</text:p>
          </table:table-cell>
          <table:table-cell office:value-type="float" office:value="1.4985">
            <text:p>1.4985</text:p>
          </table:table-cell>
          <table:table-cell office:value-type="float" office:value="1.6238">
            <text:p>1.6238</text:p>
          </table:table-cell>
          <table:table-cell office:value-type="float" office:value="1.4456">
            <text:p>1.4456</text:p>
          </table:table-cell>
          <table:table-cell office:value-type="float" office:value="1.848">
            <text:p>1.848</text:p>
          </table:table-cell>
          <table:table-cell office:value-type="float" office:value="1.4656">
            <text:p>1.4656</text:p>
          </table:table-cell>
          <table:table-cell office:value-type="float" office:value="1.7695">
            <text:p>1.7695</text:p>
          </table:table-cell>
          <table:table-cell office:value-type="float" office:value="1.8912">
            <text:p>1.8912</text:p>
          </table:table-cell>
          <table:table-cell office:value-type="float" office:value="1.6409">
            <text:p>1.6409</text:p>
          </table:table-cell>
          <table:table-cell office:value-type="float" office:value="8">
            <text:p>8</text:p>
          </table:table-cell>
          <table:table-cell table:formula="of:=AVERAGE([.$C16:.L16])" office:value-type="float" office:value="1.66533">
            <text:p>1.66533</text:p>
          </table:table-cell>
          <table:table-cell table:formula="of:=CONFIDENCE(0.01; STDEV([.$C16:.L16]); COUNT([.$C16:.L16]))" office:value-type="float" office:value="0.128504719759596">
            <text:p>0.1285047198</text:p>
          </table:table-cell>
          <table:table-cell table:formula="of:=MEDIAN([.$C16:.K16])" office:value-type="float" office:value="1.7164">
            <text:p>1.7164</text:p>
          </table:table-cell>
          <table:table-cell table:formula="of:=[.P10]/[.P16]" office:value-type="float" office:value="15.3553950128175">
            <text:p>15.3553950128</text:p>
          </table:table-cell>
          <table:table-cell table:formula="of:=[.N4]/[.N16]" office:value-type="float" office:value="25.4754853392421">
            <text:p>25.4754853392</text:p>
          </table:table-cell>
          <table:table-cell/>
          <table:table-cell table:formula="of:=1/[.N16]/[.$A$23]" office:value-type="float" office:value="0.00032281005834529">
            <text:p>0.0003228101</text:p>
          </table:table-cell>
          <table:table-cell table:formula="of:=[.T16]/MIN([.$T$2:.$T$6];[.$T$8:.$T$12];[.$T$14:.$T$18])" office:value-type="float" office:value="22.3469441568889">
            <text:p>22.3469441569</text:p>
          </table:table-cell>
        </table:table-row>
        <table:table-row table:style-name="ro1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4.2071">
            <text:p>4.2071</text:p>
          </table:table-cell>
          <table:table-cell office:value-type="float" office:value="8.3139">
            <text:p>8.3139</text:p>
          </table:table-cell>
          <table:table-cell office:value-type="float" office:value="5.3573">
            <text:p>5.3573</text:p>
          </table:table-cell>
          <table:table-cell office:value-type="float" office:value="5.0501">
            <text:p>5.0501</text:p>
          </table:table-cell>
          <table:table-cell office:value-type="float" office:value="5.8365">
            <text:p>5.8365</text:p>
          </table:table-cell>
          <table:table-cell office:value-type="float" office:value="2.8835">
            <text:p>2.8835</text:p>
          </table:table-cell>
          <table:table-cell office:value-type="float" office:value="3.4407">
            <text:p>3.4407</text:p>
          </table:table-cell>
          <table:table-cell office:value-type="float" office:value="3.2045">
            <text:p>3.2045</text:p>
          </table:table-cell>
          <table:table-cell office:value-type="float" office:value="3.597">
            <text:p>3.597</text:p>
          </table:table-cell>
          <table:table-cell office:value-type="float" office:value="5.0689">
            <text:p>5.0689</text:p>
          </table:table-cell>
          <table:table-cell office:value-type="float" office:value="12">
            <text:p>12</text:p>
          </table:table-cell>
          <table:table-cell table:formula="of:=AVERAGE([.$C17:.L17])" office:value-type="float" office:value="4.69595">
            <text:p>4.69595</text:p>
          </table:table-cell>
          <table:table-cell table:formula="of:=CONFIDENCE(0.01; STDEV([.$C17:.L17]); COUNT([.$C17:.L17]))" office:value-type="float" office:value="1.31969271944673">
            <text:p>1.3196927194</text:p>
          </table:table-cell>
          <table:table-cell table:formula="of:=MEDIAN([.$C17:.K17])" office:value-type="float" office:value="4.2071">
            <text:p>4.2071</text:p>
          </table:table-cell>
          <table:table-cell table:formula="of:=[.P11]/[.P17]" office:value-type="float" office:value="5.2791946946828">
            <text:p>5.2791946947</text:p>
          </table:table-cell>
          <table:table-cell table:formula="of:=[.N5]/[.N17]" office:value-type="float" office:value="5.76783185510919">
            <text:p>5.7678318551</text:p>
          </table:table-cell>
          <table:table-cell/>
          <table:table-cell table:formula="of:=1/[.N17]/[.$A$23]" office:value-type="float" office:value="0.000114478491990792">
            <text:p>0.0001144785</text:p>
          </table:table-cell>
          <table:table-cell table:formula="of:=[.T17]/MIN([.$T$2:.$T$6];[.$T$8:.$T$12];[.$T$14:.$T$18])" office:value-type="float" office:value="7.92492179703614">
            <text:p>7.924921797</text:p>
          </table:table-cell>
        </table:table-row>
        <table:table-row table:style-name="ro1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1.2388">
            <text:p>1.2388</text:p>
          </table:table-cell>
          <table:table-cell office:value-type="float" office:value="1.2672">
            <text:p>1.2672</text:p>
          </table:table-cell>
          <table:table-cell office:value-type="float" office:value="1.2543">
            <text:p>1.2543</text:p>
          </table:table-cell>
          <table:table-cell office:value-type="float" office:value="1.216">
            <text:p>1.216</text:p>
          </table:table-cell>
          <table:table-cell office:value-type="float" office:value="1.2537">
            <text:p>1.2537</text:p>
          </table:table-cell>
          <table:table-cell office:value-type="float" office:value="1.2384">
            <text:p>1.2384</text:p>
          </table:table-cell>
          <table:table-cell office:value-type="float" office:value="1.2495">
            <text:p>1.2495</text:p>
          </table:table-cell>
          <table:table-cell office:value-type="float" office:value="1.216">
            <text:p>1.216</text:p>
          </table:table-cell>
          <table:table-cell office:value-type="float" office:value="1.2293">
            <text:p>1.2293</text:p>
          </table:table-cell>
          <table:table-cell office:value-type="float" office:value="1.2613">
            <text:p>1.2613</text:p>
          </table:table-cell>
          <table:table-cell office:value-type="float" office:value="16">
            <text:p>16</text:p>
          </table:table-cell>
          <table:table-cell table:formula="of:=AVERAGE([.$C18:.L18])" office:value-type="float" office:value="1.24245">
            <text:p>1.24245</text:p>
          </table:table-cell>
          <table:table-cell table:formula="of:=CONFIDENCE(0.01; STDEV([.$C18:.L18]); COUNT([.$C18:.L18]))" office:value-type="float" office:value="0.0145873352305662">
            <text:p>0.0145873352</text:p>
          </table:table-cell>
          <table:table-cell table:formula="of:=MEDIAN([.$C18:.K18])" office:value-type="float" office:value="1.2388">
            <text:p>1.2388</text:p>
          </table:table-cell>
          <table:table-cell table:formula="of:=[.P12]/[.P18]" office:value-type="float" office:value="17.0136422344204">
            <text:p>17.0136422344</text:p>
          </table:table-cell>
          <table:table-cell table:formula="of:=[.N6]/[.N18]" office:value-type="float" office:value="50.4370638657491">
            <text:p>50.4370638657</text:p>
          </table:table-cell>
          <table:table-cell/>
          <table:table-cell table:formula="of:=1/[.N18]/[.$A$23]" office:value-type="float" office:value="0.000432681616535202">
            <text:p>0.0004326816</text:p>
          </table:table-cell>
          <table:table-cell table:formula="of:=[.T18]/MIN([.$T$2:.$T$6];[.$T$8:.$T$12];[.$T$14:.$T$18])" office:value-type="float" office:value="29.9529449980215">
            <text:p>29.952944998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style-name="ce1" office:value-type="currency" office:currency="USD" office:value="1860.17">
            <text:p>$1,860.17</text:p>
          </table:table-cell>
          <table:table-cell/>
          <table:table-cell office:value-type="string">
            <text:p>x86 value</text:p>
          </table:table-cell>
          <table:table-cell table:formula="of:=MAX([.U14:.U18])" office:value-type="float" office:value="29.9529449980215">
            <text:p>29.952944998</text:p>
          </table:table-cell>
          <table:table-cell office:value-type="string">
            <text:p>Normalized x86 value</text:p>
          </table:table-cell>
          <table:table-cell table:formula="of:=[.D23]/[.D24]" office:value-type="float" office:value="7.91480641798623">
            <text:p>7.914806418</text:p>
          </table:table-cell>
          <table:table-cell table:number-columns-repeated="15"/>
        </table:table-row>
        <table:table-row table:style-name="ro1">
          <table:table-cell table:style-name="ce1" office:value-type="currency" office:currency="USD" office:value="865.95">
            <text:p>$865.95</text:p>
          </table:table-cell>
          <table:table-cell/>
          <table:table-cell office:value-type="string">
            <text:p>ARM value</text:p>
          </table:table-cell>
          <table:table-cell table:formula="of:=MAX([.U2:.U12])" office:value-type="float" office:value="3.78441915268503">
            <text:p>3.7844191527</text:p>
          </table:table-cell>
          <table:table-cell table:number-columns-repeated="17"/>
        </table:table-row>
      </table:table>
      <table:table table:name="raid" table:style-name="ta1">
        <table:shapes>
          <draw:frame draw:z-index="0" draw:style-name="gr1" svg:width="10in" svg:height="8in" svg:x="13.1016in" svg:y="4.0063in">
            <draw:object draw:notify-on-update-of-ranges="raid.M14:raid.M18 raid.N1:raid.N1 raid.N2:raid.N6 raid.O2:raid.O6 raid.O2:raid.O6 raid.N7:raid.N7 raid.N8:raid.N12 raid.O8:raid.O12 raid.O8:raid.O12 raid.N13:raid.N13 raid.N14:raid.N18 raid.O14:raid.O18 raid.O14:raid.O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0in" svg:height="8in" svg:x="2.1854in" svg:y="10.7031in">
            <draw:object draw:notify-on-update-of-ranges="raid.M14:raid.M18 raid.N1:raid.N1 raid.P2:raid.P6 raid.N7:raid.N7 raid.P8:raid.P12 raid.N13:raid.N13 raid.P14:raid.P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0in" svg:height="8in" svg:x="13.9858in" svg:y="12.4858in">
            <draw:object draw:notify-on-update-of-ranges="raid.M2:raid.M6 raid.Q2:raid.Q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7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  <table:table-cell office:value-type="string">
            <text:p>Median</text:p>
          </table:table-cell>
          <table:table-cell office:value-type="string">
            <text:p>Speedup vs TCP</text:p>
          </table:table-cell>
          <table:table-cell office:value-type="string">
            <text:p>Speedup vs RoCE</text:p>
          </table:table-cell>
          <table:table-cell office:value-type="string">
            <text:p>Speedup vs x86</text:p>
          </table:table-cell>
        </table:table-row>
        <table:table-row table:style-name="ro3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office:value-type="float" office:value="35.9797">
            <text:p>35.9797</text:p>
          </table:table-cell>
          <table:table-cell office:value-type="float" office:value="35.9303">
            <text:p>35.9303</text:p>
          </table:table-cell>
          <table:table-cell office:value-type="float" office:value="35.9407">
            <text:p>35.9407</text:p>
          </table:table-cell>
          <table:table-cell office:value-type="float" office:value="35.8741">
            <text:p>35.8741</text:p>
          </table:table-cell>
          <table:table-cell office:value-type="float" office:value="36.3665">
            <text:p>36.3665</text:p>
          </table:table-cell>
          <table:table-cell office:value-type="float" office:value="35.914">
            <text:p>35.914</text:p>
          </table:table-cell>
          <table:table-cell office:value-type="float" office:value="35.9512">
            <text:p>35.9512</text:p>
          </table:table-cell>
          <table:table-cell office:value-type="float" office:value="35.9915">
            <text:p>35.9915</text:p>
          </table:table-cell>
          <table:table-cell office:value-type="float" office:value="35.9573">
            <text:p>35.9573</text:p>
          </table:table-cell>
          <table:table-cell office:value-type="float" office:value="36.3221">
            <text:p>36.3221</text:p>
          </table:table-cell>
          <table:table-cell office:value-type="float" office:value="2">
            <text:p>2</text:p>
          </table:table-cell>
          <table:table-cell table:formula="of:=AVERAGE([.$C2:.L2])" office:value-type="float" office:value="36.02274">
            <text:p>36.02274</text:p>
          </table:table-cell>
          <table:table-cell table:formula="of:=CONFIDENCE(0.01; STDEV([.$C2:.L2]); COUNT([.$C2:.L2]))" office:value-type="float" office:value="0.140877441057284">
            <text:p>0.1408774411</text:p>
          </table:table-cell>
          <table:table-cell table:formula="of:=MEDIAN([.$C2:.K2])" office:value-type="float" office:value="35.9512">
            <text:p>35.9512</text:p>
          </table:table-cell>
          <table:table-cell table:formula="of:=[.N8]/[.N2]" office:value-type="float" office:value="1.07385890134954">
            <text:p>1.0738589013</text:p>
          </table:table-cell>
          <table:table-cell/>
          <table:table-cell table:formula="of:=[.N14]/[.N2]" office:value-type="float" office:value="0.00825756175127156">
            <text:p>0.0082575618</text:p>
          </table:table-cell>
        </table:table-row>
        <table:table-row table:style-name="ro3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office:value-type="float" office:value="10.3061">
            <text:p>10.3061</text:p>
          </table:table-cell>
          <table:table-cell office:value-type="float" office:value="10.2359">
            <text:p>10.2359</text:p>
          </table:table-cell>
          <table:table-cell office:value-type="float" office:value="10.1854">
            <text:p>10.1854</text:p>
          </table:table-cell>
          <table:table-cell office:value-type="float" office:value="10.2263">
            <text:p>10.2263</text:p>
          </table:table-cell>
          <table:table-cell office:value-type="float" office:value="10.2389">
            <text:p>10.2389</text:p>
          </table:table-cell>
          <table:table-cell office:value-type="float" office:value="10.2348">
            <text:p>10.2348</text:p>
          </table:table-cell>
          <table:table-cell office:value-type="float" office:value="10.2442">
            <text:p>10.2442</text:p>
          </table:table-cell>
          <table:table-cell office:value-type="float" office:value="10.2543">
            <text:p>10.2543</text:p>
          </table:table-cell>
          <table:table-cell office:value-type="float" office:value="10.1877">
            <text:p>10.1877</text:p>
          </table:table-cell>
          <table:table-cell office:value-type="float" office:value="10.181">
            <text:p>10.181</text:p>
          </table:table-cell>
          <table:table-cell office:value-type="float" office:value="4">
            <text:p>4</text:p>
          </table:table-cell>
          <table:table-cell table:formula="of:=AVERAGE([.$C3:.L3])" office:value-type="float" office:value="10.22946">
            <text:p>10.22946</text:p>
          </table:table-cell>
          <table:table-cell table:formula="of:=CONFIDENCE(0.01; STDEV([.$C3:.L3]); COUNT([.$C3:.L3]))" office:value-type="float" office:value="0.0308510139027813">
            <text:p>0.0308510139</text:p>
          </table:table-cell>
          <table:table-cell table:formula="of:=MEDIAN([.$C3:.K3])" office:value-type="float" office:value="10.2359">
            <text:p>10.2359</text:p>
          </table:table-cell>
          <table:table-cell table:formula="of:=[.N9]/[.N3]" office:value-type="float" office:value="1.10380215573452">
            <text:p>1.1038021557</text:p>
          </table:table-cell>
          <table:table-cell/>
          <table:table-cell table:formula="of:=[.N15]/[.N3]" office:value-type="float" office:value="0.0106691848836596">
            <text:p>0.0106691849</text:p>
          </table:table-cell>
        </table:table-row>
        <table:table-row table:style-name="ro3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office:value-type="float" office:value="7.2041">
            <text:p>7.2041</text:p>
          </table:table-cell>
          <table:table-cell office:value-type="float" office:value="6.9622">
            <text:p>6.9622</text:p>
          </table:table-cell>
          <table:table-cell office:value-type="float" office:value="10.8455">
            <text:p>10.8455</text:p>
          </table:table-cell>
          <table:table-cell office:value-type="float" office:value="3.0583">
            <text:p>3.0583</text:p>
          </table:table-cell>
          <table:table-cell office:value-type="float" office:value="5.1786">
            <text:p>5.1786</text:p>
          </table:table-cell>
          <table:table-cell office:value-type="float" office:value="7.1925">
            <text:p>7.1925</text:p>
          </table:table-cell>
          <table:table-cell office:value-type="float" office:value="7.1935">
            <text:p>7.1935</text:p>
          </table:table-cell>
          <table:table-cell office:value-type="float" office:value="5.1616">
            <text:p>5.1616</text:p>
          </table:table-cell>
          <table:table-cell office:value-type="float" office:value="7.2682">
            <text:p>7.2682</text:p>
          </table:table-cell>
          <table:table-cell office:value-type="float" office:value="3.0558">
            <text:p>3.0558</text:p>
          </table:table-cell>
          <table:table-cell office:value-type="float" office:value="8">
            <text:p>8</text:p>
          </table:table-cell>
          <table:table-cell table:formula="of:=AVERAGE([.$C4:.L4])" office:value-type="float" office:value="6.31203">
            <text:p>6.31203</text:p>
          </table:table-cell>
          <table:table-cell table:formula="of:=CONFIDENCE(0.01; STDEV([.$C4:.L4]); COUNT([.$C4:.L4]))" office:value-type="float" office:value="1.88181100449416">
            <text:p>1.8818110045</text:p>
          </table:table-cell>
          <table:table-cell table:formula="of:=MEDIAN([.$C4:.K4])" office:value-type="float" office:value="7.1925">
            <text:p>7.1925</text:p>
          </table:table-cell>
          <table:table-cell table:formula="of:=[.N10]/[.N4]" office:value-type="float" office:value="0.564271716072325">
            <text:p>0.5642717161</text:p>
          </table:table-cell>
          <table:table-cell/>
          <table:table-cell table:formula="of:=[.N16]/[.N4]" office:value-type="float" office:value="0.0058935081107029">
            <text:p>0.0058935081</text:p>
          </table:table-cell>
        </table:table-row>
        <table:table-row table:style-name="ro3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office:value-type="float" office:value="1.5652">
            <text:p>1.5652</text:p>
          </table:table-cell>
          <table:table-cell office:value-type="float" office:value="6.4176">
            <text:p>6.4176</text:p>
          </table:table-cell>
          <table:table-cell office:value-type="float" office:value="1.5973">
            <text:p>1.5973</text:p>
          </table:table-cell>
          <table:table-cell office:value-type="float" office:value="3.6046">
            <text:p>3.6046</text:p>
          </table:table-cell>
          <table:table-cell office:value-type="float" office:value="5.5993">
            <text:p>5.5993</text:p>
          </table:table-cell>
          <table:table-cell office:value-type="float" office:value="1.5366">
            <text:p>1.5366</text:p>
          </table:table-cell>
          <table:table-cell office:value-type="float" office:value="3.0017">
            <text:p>3.0017</text:p>
          </table:table-cell>
          <table:table-cell office:value-type="float" office:value="2.1651">
            <text:p>2.1651</text:p>
          </table:table-cell>
          <table:table-cell office:value-type="float" office:value="1.5907">
            <text:p>1.5907</text:p>
          </table:table-cell>
          <table:table-cell office:value-type="float" office:value="3.5337">
            <text:p>3.5337</text:p>
          </table:table-cell>
          <table:table-cell office:value-type="float" office:value="12">
            <text:p>12</text:p>
          </table:table-cell>
          <table:table-cell table:formula="of:=AVERAGE([.$C5:.L5])" office:value-type="float" office:value="3.06118">
            <text:p>3.06118</text:p>
          </table:table-cell>
          <table:table-cell table:formula="of:=CONFIDENCE(0.01; STDEV([.$C5:.L5]); COUNT([.$C5:.L5]))" office:value-type="float" office:value="1.43416729164806">
            <text:p>1.4341672916</text:p>
          </table:table-cell>
          <table:table-cell table:formula="of:=MEDIAN([.$C5:.K5])" office:value-type="float" office:value="2.1651">
            <text:p>2.1651</text:p>
          </table:table-cell>
          <table:table-cell table:formula="of:=[.N11]/[.N5]" office:value-type="float" office:value="0.530592777948373">
            <text:p>0.5305927779</text:p>
          </table:table-cell>
          <table:table-cell/>
          <table:table-cell table:formula="of:=[.N17]/[.N5]" office:value-type="float" office:value="0.00710510326083406">
            <text:p>0.0071051033</text:p>
          </table:table-cell>
        </table:table-row>
        <table:table-row table:style-name="ro3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office:value-type="float" office:value="4.3379">
            <text:p>4.3379</text:p>
          </table:table-cell>
          <table:table-cell office:value-type="float" office:value="1.04">
            <text:p>1.04</text:p>
          </table:table-cell>
          <table:table-cell office:value-type="float" office:value="2.8955">
            <text:p>2.8955</text:p>
          </table:table-cell>
          <table:table-cell office:value-type="float" office:value="1.0323">
            <text:p>1.0323</text:p>
          </table:table-cell>
          <table:table-cell office:value-type="float" office:value="1.0514">
            <text:p>1.0514</text:p>
          </table:table-cell>
          <table:table-cell office:value-type="float" office:value="1.0426">
            <text:p>1.0426</text:p>
          </table:table-cell>
          <table:table-cell office:value-type="float" office:value="5.0471">
            <text:p>5.0471</text:p>
          </table:table-cell>
          <table:table-cell office:value-type="float" office:value="1.0413">
            <text:p>1.0413</text:p>
          </table:table-cell>
          <table:table-cell office:value-type="float" office:value="1.0402">
            <text:p>1.0402</text:p>
          </table:table-cell>
          <table:table-cell office:value-type="float" office:value="1.325">
            <text:p>1.325</text:p>
          </table:table-cell>
          <table:table-cell office:value-type="float" office:value="16">
            <text:p>16</text:p>
          </table:table-cell>
          <table:table-cell table:formula="of:=AVERAGE([.$C6:.L6])" office:value-type="float" office:value="1.98533">
            <text:p>1.98533</text:p>
          </table:table-cell>
          <table:table-cell table:formula="of:=CONFIDENCE(0.01; STDEV([.$C6:.L6]); COUNT([.$C6:.L6]))" office:value-type="float" office:value="1.2595781801376">
            <text:p>1.2595781801</text:p>
          </table:table-cell>
          <table:table-cell table:formula="of:=MEDIAN([.$C6:.K6])" office:value-type="float" office:value="1.0426">
            <text:p>1.0426</text:p>
          </table:table-cell>
          <table:table-cell table:formula="of:=[.N12]/[.N6]" office:value-type="float" office:value="0.574760870988702">
            <text:p>0.574760871</text:p>
          </table:table-cell>
          <table:table-cell/>
          <table:table-cell table:formula="of:=[.N18]/[.N6]" office:value-type="float" office:value="0.00535931054283167">
            <text:p>0.0053593105</text:p>
          </table:table-cell>
        </table:table-row>
        <table:table-row table:style-name="ro1">
          <table:table-cell table:number-columns-repeated="13"/>
          <table:table-cell office:value-type="string">
            <text:p>TCP</text:p>
          </table:table-cell>
          <table:table-cell table:number-columns-repeated="5"/>
        </table:table-row>
        <table:table-row table:style-name="ro3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38.8088">
            <text:p>38.8088</text:p>
          </table:table-cell>
          <table:table-cell office:value-type="float" office:value="39.5273">
            <text:p>39.5273</text:p>
          </table:table-cell>
          <table:table-cell office:value-type="float" office:value="38.5812">
            <text:p>38.5812</text:p>
          </table:table-cell>
          <table:table-cell office:value-type="float" office:value="38.9459">
            <text:p>38.9459</text:p>
          </table:table-cell>
          <table:table-cell office:value-type="float" office:value="38.2841">
            <text:p>38.2841</text:p>
          </table:table-cell>
          <table:table-cell office:value-type="float" office:value="38.8094">
            <text:p>38.8094</text:p>
          </table:table-cell>
          <table:table-cell office:value-type="float" office:value="38.2064">
            <text:p>38.2064</text:p>
          </table:table-cell>
          <table:table-cell office:value-type="float" office:value="38.2929">
            <text:p>38.2929</text:p>
          </table:table-cell>
          <table:table-cell office:value-type="float" office:value="38.2803">
            <text:p>38.2803</text:p>
          </table:table-cell>
          <table:table-cell office:value-type="float" office:value="39.0971">
            <text:p>39.0971</text:p>
          </table:table-cell>
          <table:table-cell office:value-type="float" office:value="2">
            <text:p>2</text:p>
          </table:table-cell>
          <table:table-cell table:formula="of:=AVERAGE([.$C8:.L8])" office:value-type="float" office:value="38.68334">
            <text:p>38.68334</text:p>
          </table:table-cell>
          <table:table-cell table:formula="of:=CONFIDENCE(0.01; STDEV([.$C8:.L8]); COUNT([.$C8:.L8]))" office:value-type="float" office:value="0.353619708657474">
            <text:p>0.3536197087</text:p>
          </table:table-cell>
          <table:table-cell table:formula="of:=MEDIAN([.$C8:.K8])" office:value-type="float" office:value="38.5812">
            <text:p>38.5812</text:p>
          </table:table-cell>
          <table:table-cell/>
          <table:table-cell table:formula="of:=[.N2]/[.N8]" office:value-type="float" office:value="0.93122103727341">
            <text:p>0.9312210373</text:p>
          </table:table-cell>
          <table:table-cell table:formula="of:=[.N14]/[.N8]" office:value-type="float" office:value="0.00768961521936834">
            <text:p>0.0076896152</text:p>
          </table:table-cell>
        </table:table-row>
        <table:table-row table:style-name="ro3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11.2882">
            <text:p>11.2882</text:p>
          </table:table-cell>
          <table:table-cell office:value-type="float" office:value="11.3057">
            <text:p>11.3057</text:p>
          </table:table-cell>
          <table:table-cell office:value-type="float" office:value="11.276">
            <text:p>11.276</text:p>
          </table:table-cell>
          <table:table-cell office:value-type="float" office:value="11.2736">
            <text:p>11.2736</text:p>
          </table:table-cell>
          <table:table-cell office:value-type="float" office:value="11.4507">
            <text:p>11.4507</text:p>
          </table:table-cell>
          <table:table-cell office:value-type="float" office:value="11.2989">
            <text:p>11.2989</text:p>
          </table:table-cell>
          <table:table-cell office:value-type="float" office:value="11.1808">
            <text:p>11.1808</text:p>
          </table:table-cell>
          <table:table-cell office:value-type="float" office:value="11.3198">
            <text:p>11.3198</text:p>
          </table:table-cell>
          <table:table-cell office:value-type="float" office:value="11.2932">
            <text:p>11.2932</text:p>
          </table:table-cell>
          <table:table-cell office:value-type="float" office:value="11.2261">
            <text:p>11.2261</text:p>
          </table:table-cell>
          <table:table-cell office:value-type="float" office:value="4">
            <text:p>4</text:p>
          </table:table-cell>
          <table:table-cell table:formula="of:=AVERAGE([.$C9:.L9])" office:value-type="float" office:value="11.2913">
            <text:p>11.2913</text:p>
          </table:table-cell>
          <table:table-cell table:formula="of:=CONFIDENCE(0.01; STDEV([.$C9:.L9]); COUNT([.$C9:.L9]))" office:value-type="float" office:value="0.0566341632327384">
            <text:p>0.0566341632</text:p>
          </table:table-cell>
          <table:table-cell table:formula="of:=MEDIAN([.$C9:.K9])" office:value-type="float" office:value="11.2932">
            <text:p>11.2932</text:p>
          </table:table-cell>
          <table:table-cell/>
          <table:table-cell table:formula="of:=[.N3]/[.N9]" office:value-type="float" office:value="0.905959455509994">
            <text:p>0.9059594555</text:p>
          </table:table-cell>
          <table:table-cell table:formula="of:=[.N15]/[.N9]" office:value-type="float" office:value="0.00966584892793567">
            <text:p>0.0096658489</text:p>
          </table:table-cell>
        </table:table-row>
        <table:table-row table:style-name="ro3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3.5699">
            <text:p>3.5699</text:p>
          </table:table-cell>
          <table:table-cell office:value-type="float" office:value="3.5934">
            <text:p>3.5934</text:p>
          </table:table-cell>
          <table:table-cell office:value-type="float" office:value="3.4824">
            <text:p>3.4824</text:p>
          </table:table-cell>
          <table:table-cell office:value-type="float" office:value="3.5472">
            <text:p>3.5472</text:p>
          </table:table-cell>
          <table:table-cell office:value-type="float" office:value="3.5748">
            <text:p>3.5748</text:p>
          </table:table-cell>
          <table:table-cell office:value-type="float" office:value="3.5791">
            <text:p>3.5791</text:p>
          </table:table-cell>
          <table:table-cell office:value-type="float" office:value="3.5789">
            <text:p>3.5789</text:p>
          </table:table-cell>
          <table:table-cell office:value-type="float" office:value="3.5418">
            <text:p>3.5418</text:p>
          </table:table-cell>
          <table:table-cell office:value-type="float" office:value="3.5331">
            <text:p>3.5331</text:p>
          </table:table-cell>
          <table:table-cell office:value-type="float" office:value="3.6164">
            <text:p>3.6164</text:p>
          </table:table-cell>
          <table:table-cell office:value-type="float" office:value="8">
            <text:p>8</text:p>
          </table:table-cell>
          <table:table-cell table:formula="of:=AVERAGE([.$C10:.L10])" office:value-type="float" office:value="3.5617">
            <text:p>3.5617</text:p>
          </table:table-cell>
          <table:table-cell table:formula="of:=CONFIDENCE(0.01; STDEV([.$C10:.L10]); COUNT([.$C10:.L10]))" office:value-type="float" office:value="0.0304136256997742">
            <text:p>0.0304136257</text:p>
          </table:table-cell>
          <table:table-cell table:formula="of:=MEDIAN([.$C10:.K10])" office:value-type="float" office:value="3.5699">
            <text:p>3.5699</text:p>
          </table:table-cell>
          <table:table-cell/>
          <table:table-cell table:formula="of:=[.N4]/[.N10]" office:value-type="float" office:value="1.7721958615268">
            <text:p>1.7721958615</text:p>
          </table:table-cell>
          <table:table-cell table:formula="of:=[.N16]/[.N10]" office:value-type="float" office:value="0.0104444506836623">
            <text:p>0.0104444507</text:p>
          </table:table-cell>
        </table:table-row>
        <table:table-row table:style-name="ro3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1.6388">
            <text:p>1.6388</text:p>
          </table:table-cell>
          <table:table-cell office:value-type="float" office:value="1.6315">
            <text:p>1.6315</text:p>
          </table:table-cell>
          <table:table-cell office:value-type="float" office:value="1.6819">
            <text:p>1.6819</text:p>
          </table:table-cell>
          <table:table-cell office:value-type="float" office:value="1.6018">
            <text:p>1.6018</text:p>
          </table:table-cell>
          <table:table-cell office:value-type="float" office:value="1.6186">
            <text:p>1.6186</text:p>
          </table:table-cell>
          <table:table-cell office:value-type="float" office:value="1.6056">
            <text:p>1.6056</text:p>
          </table:table-cell>
          <table:table-cell office:value-type="float" office:value="1.6297">
            <text:p>1.6297</text:p>
          </table:table-cell>
          <table:table-cell office:value-type="float" office:value="1.6288">
            <text:p>1.6288</text:p>
          </table:table-cell>
          <table:table-cell office:value-type="float" office:value="1.6066">
            <text:p>1.6066</text:p>
          </table:table-cell>
          <table:table-cell office:value-type="float" office:value="1.5991">
            <text:p>1.5991</text:p>
          </table:table-cell>
          <table:table-cell office:value-type="float" office:value="12">
            <text:p>12</text:p>
          </table:table-cell>
          <table:table-cell table:formula="of:=AVERAGE([.$C11:.L11])" office:value-type="float" office:value="1.62424">
            <text:p>1.62424</text:p>
          </table:table-cell>
          <table:table-cell table:formula="of:=CONFIDENCE(0.01; STDEV([.$C11:.L11]); COUNT([.$C11:.L11]))" office:value-type="float" office:value="0.0200738189531751">
            <text:p>0.020073819</text:p>
          </table:table-cell>
          <table:table-cell table:formula="of:=MEDIAN([.$C11:.K11])" office:value-type="float" office:value="1.6288">
            <text:p>1.6288</text:p>
          </table:table-cell>
          <table:table-cell/>
          <table:table-cell table:formula="of:=[.N5]/[.N11]" office:value-type="float" office:value="1.88468452937989">
            <text:p>1.8846845294</text:p>
          </table:table-cell>
          <table:table-cell table:formula="of:=[.N17]/[.N11]" office:value-type="float" office:value="0.0133908781953406">
            <text:p>0.0133908782</text:p>
          </table:table-cell>
        </table:table-row>
        <table:table-row table:style-name="ro3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1.1397">
            <text:p>1.1397</text:p>
          </table:table-cell>
          <table:table-cell office:value-type="float" office:value="1.1455">
            <text:p>1.1455</text:p>
          </table:table-cell>
          <table:table-cell office:value-type="float" office:value="1.1207">
            <text:p>1.1207</text:p>
          </table:table-cell>
          <table:table-cell office:value-type="float" office:value="1.1404">
            <text:p>1.1404</text:p>
          </table:table-cell>
          <table:table-cell office:value-type="float" office:value="1.1508">
            <text:p>1.1508</text:p>
          </table:table-cell>
          <table:table-cell office:value-type="float" office:value="1.1439">
            <text:p>1.1439</text:p>
          </table:table-cell>
          <table:table-cell office:value-type="float" office:value="1.1371">
            <text:p>1.1371</text:p>
          </table:table-cell>
          <table:table-cell office:value-type="float" office:value="1.1403">
            <text:p>1.1403</text:p>
          </table:table-cell>
          <table:table-cell office:value-type="float" office:value="1.1561">
            <text:p>1.1561</text:p>
          </table:table-cell>
          <table:table-cell office:value-type="float" office:value="1.1364">
            <text:p>1.1364</text:p>
          </table:table-cell>
          <table:table-cell office:value-type="float" office:value="16">
            <text:p>16</text:p>
          </table:table-cell>
          <table:table-cell table:formula="of:=AVERAGE([.$C12:.L12])" office:value-type="float" office:value="1.14109">
            <text:p>1.14109</text:p>
          </table:table-cell>
          <table:table-cell table:formula="of:=CONFIDENCE(0.01; STDEV([.$C12:.L12]); COUNT([.$C12:.L12]))" office:value-type="float" office:value="0.00769703790109621">
            <text:p>0.0076970379</text:p>
          </table:table-cell>
          <table:table-cell table:formula="of:=MEDIAN([.$C12:.K12])" office:value-type="float" office:value="1.1404">
            <text:p>1.1404</text:p>
          </table:table-cell>
          <table:table-cell/>
          <table:table-cell table:formula="of:=[.N6]/[.N12]" office:value-type="float" office:value="1.73985399924633">
            <text:p>1.7398539992</text:p>
          </table:table-cell>
          <table:table-cell table:formula="of:=[.N18]/[.N12]" office:value-type="float" office:value="0.00932441788114873">
            <text:p>0.0093244179</text:p>
          </table:table-cell>
        </table:table-row>
        <table:table-row table:style-name="ro1">
          <table:table-cell table:number-columns-repeated="13"/>
          <table:table-cell office:value-type="string">
            <text:p>x86</text:p>
          </table:table-cell>
          <table:table-cell table:number-columns-repeated="5"/>
        </table:table-row>
        <table:table-row table:style-name="ro3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0.2875">
            <text:p>0.2875</text:p>
          </table:table-cell>
          <table:table-cell office:value-type="float" office:value="0.3009">
            <text:p>0.3009</text:p>
          </table:table-cell>
          <table:table-cell office:value-type="float" office:value="0.3019">
            <text:p>0.3019</text:p>
          </table:table-cell>
          <table:table-cell office:value-type="float" office:value="0.3031">
            <text:p>0.3031</text:p>
          </table:table-cell>
          <table:table-cell office:value-type="float" office:value="0.3047">
            <text:p>0.3047</text:p>
          </table:table-cell>
          <table:table-cell office:value-type="float" office:value="0.2925">
            <text:p>0.2925</text:p>
          </table:table-cell>
          <table:table-cell office:value-type="float" office:value="0.2892">
            <text:p>0.2892</text:p>
          </table:table-cell>
          <table:table-cell office:value-type="float" office:value="0.298">
            <text:p>0.298</text:p>
          </table:table-cell>
          <table:table-cell office:value-type="float" office:value="0.2939">
            <text:p>0.2939</text:p>
          </table:table-cell>
          <table:table-cell office:value-type="float" office:value="0.3029">
            <text:p>0.3029</text:p>
          </table:table-cell>
          <table:table-cell office:value-type="float" office:value="2">
            <text:p>2</text:p>
          </table:table-cell>
          <table:table-cell table:formula="of:=AVERAGE([.$C14:.L14])" office:value-type="float" office:value="0.29746">
            <text:p>0.29746</text:p>
          </table:table-cell>
          <table:table-cell table:formula="of:=CONFIDENCE(0.01; STDEV([.$C14:.L14]); COUNT([.$C14:.L14]))" office:value-type="float" office:value="0.00508224459676386">
            <text:p>0.0050822446</text:p>
          </table:table-cell>
          <table:table-cell table:formula="of:=MEDIAN([.$C14:.K14])" office:value-type="float" office:value="0.298">
            <text:p>0.298</text:p>
          </table:table-cell>
          <table:table-cell table:formula="of:=[.P8]/[.P14]" office:value-type="float" office:value="129.46711409396">
            <text:p>129.467114094</text:p>
          </table:table-cell>
          <table:table-cell table:formula="of:=[.N2]/[.N14]" office:value-type="float" office:value="121.101122840046">
            <text:p>121.10112284</text:p>
          </table:table-cell>
          <table:table-cell/>
        </table:table-row>
        <table:table-row table:style-name="ro3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0.0979">
            <text:p>0.0979</text:p>
          </table:table-cell>
          <table:table-cell office:value-type="float" office:value="0.1337">
            <text:p>0.1337</text:p>
          </table:table-cell>
          <table:table-cell office:value-type="float" office:value="0.0984">
            <text:p>0.0984</text:p>
          </table:table-cell>
          <table:table-cell office:value-type="float" office:value="0.1343">
            <text:p>0.1343</text:p>
          </table:table-cell>
          <table:table-cell office:value-type="float" office:value="0.1084">
            <text:p>0.1084</text:p>
          </table:table-cell>
          <table:table-cell office:value-type="float" office:value="0.1029">
            <text:p>0.1029</text:p>
          </table:table-cell>
          <table:table-cell office:value-type="float" office:value="0.1071">
            <text:p>0.1071</text:p>
          </table:table-cell>
          <table:table-cell office:value-type="float" office:value="0.0982">
            <text:p>0.0982</text:p>
          </table:table-cell>
          <table:table-cell office:value-type="float" office:value="0.0987">
            <text:p>0.0987</text:p>
          </table:table-cell>
          <table:table-cell office:value-type="float" office:value="0.1118">
            <text:p>0.1118</text:p>
          </table:table-cell>
          <table:table-cell office:value-type="float" office:value="4">
            <text:p>4</text:p>
          </table:table-cell>
          <table:table-cell table:formula="of:=AVERAGE([.$C15:.L15])" office:value-type="float" office:value="0.10914">
            <text:p>0.10914</text:p>
          </table:table-cell>
          <table:table-cell table:formula="of:=CONFIDENCE(0.01; STDEV([.$C15:.L15]); COUNT([.$C15:.L15]))" office:value-type="float" office:value="0.0113820181458694">
            <text:p>0.0113820181</text:p>
          </table:table-cell>
          <table:table-cell table:formula="of:=MEDIAN([.$C15:.K15])" office:value-type="float" office:value="0.1029">
            <text:p>0.1029</text:p>
          </table:table-cell>
          <table:table-cell table:formula="of:=[.P9]/[.P15]" office:value-type="float" office:value="109.749271137026">
            <text:p>109.749271137</text:p>
          </table:table-cell>
          <table:table-cell table:formula="of:=[.N3]/[.N15]" office:value-type="float" office:value="93.7278724573942">
            <text:p>93.7278724574</text:p>
          </table:table-cell>
          <table:table-cell/>
        </table:table-row>
        <table:table-row table:style-name="ro3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0.0397">
            <text:p>0.0397</text:p>
          </table:table-cell>
          <table:table-cell office:value-type="float" office:value="0.0344">
            <text:p>0.0344</text:p>
          </table:table-cell>
          <table:table-cell office:value-type="float" office:value="0.0376">
            <text:p>0.0376</text:p>
          </table:table-cell>
          <table:table-cell office:value-type="float" office:value="0.0386">
            <text:p>0.0386</text:p>
          </table:table-cell>
          <table:table-cell office:value-type="float" office:value="0.0403">
            <text:p>0.0403</text:p>
          </table:table-cell>
          <table:table-cell office:value-type="float" office:value="0.0348">
            <text:p>0.0348</text:p>
          </table:table-cell>
          <table:table-cell office:value-type="float" office:value="0.0386">
            <text:p>0.0386</text:p>
          </table:table-cell>
          <table:table-cell office:value-type="float" office:value="0.034">
            <text:p>0.034</text:p>
          </table:table-cell>
          <table:table-cell office:value-type="float" office:value="0.0373">
            <text:p>0.0373</text:p>
          </table:table-cell>
          <table:table-cell office:value-type="float" office:value="0.0367">
            <text:p>0.0367</text:p>
          </table:table-cell>
          <table:table-cell office:value-type="float" office:value="8">
            <text:p>8</text:p>
          </table:table-cell>
          <table:table-cell table:formula="of:=AVERAGE([.$C16:.L16])" office:value-type="float" office:value="0.0372">
            <text:p>0.0372</text:p>
          </table:table-cell>
          <table:table-cell table:formula="of:=CONFIDENCE(0.01; STDEV([.$C16:.L16]); COUNT([.$C16:.L16]))" office:value-type="float" office:value="0.00180185350961162">
            <text:p>0.0018018535</text:p>
          </table:table-cell>
          <table:table-cell table:formula="of:=MEDIAN([.$C16:.K16])" office:value-type="float" office:value="0.0376">
            <text:p>0.0376</text:p>
          </table:table-cell>
          <table:table-cell table:formula="of:=[.P10]/[.P16]" office:value-type="float" office:value="94.9441489361702">
            <text:p>94.9441489362</text:p>
          </table:table-cell>
          <table:table-cell table:formula="of:=[.N4]/[.N16]" office:value-type="float" office:value="169.678225806452">
            <text:p>169.6782258065</text:p>
          </table:table-cell>
          <table:table-cell/>
        </table:table-row>
        <table:table-row table:style-name="ro3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0.0143">
            <text:p>0.0143</text:p>
          </table:table-cell>
          <table:table-cell office:value-type="float" office:value="0.0181">
            <text:p>0.0181</text:p>
          </table:table-cell>
          <table:table-cell office:value-type="float" office:value="0.0171">
            <text:p>0.0171</text:p>
          </table:table-cell>
          <table:table-cell office:value-type="float" office:value="0.0279">
            <text:p>0.0279</text:p>
          </table:table-cell>
          <table:table-cell office:value-type="float" office:value="0.0185">
            <text:p>0.0185</text:p>
          </table:table-cell>
          <table:table-cell office:value-type="float" office:value="0.019">
            <text:p>0.019</text:p>
          </table:table-cell>
          <table:table-cell office:value-type="float" office:value="0.0189">
            <text:p>0.0189</text:p>
          </table:table-cell>
          <table:table-cell office:value-type="float" office:value="0.012">
            <text:p>0.012</text:p>
          </table:table-cell>
          <table:table-cell office:value-type="float" office:value="0.0172">
            <text:p>0.0172</text:p>
          </table:table-cell>
          <table:table-cell office:value-type="float" office:value="0.0545">
            <text:p>0.0545</text:p>
          </table:table-cell>
          <table:table-cell office:value-type="float" office:value="12">
            <text:p>12</text:p>
          </table:table-cell>
          <table:table-cell table:formula="of:=AVERAGE([.$C17:.L17])" office:value-type="float" office:value="0.02175">
            <text:p>0.02175</text:p>
          </table:table-cell>
          <table:table-cell table:formula="of:=CONFIDENCE(0.01; STDEV([.$C17:.L17]); COUNT([.$C17:.L17]))" office:value-type="float" office:value="0.00994967209185996">
            <text:p>0.0099496721</text:p>
          </table:table-cell>
          <table:table-cell table:formula="of:=MEDIAN([.$C17:.K17])" office:value-type="float" office:value="0.0181">
            <text:p>0.0181</text:p>
          </table:table-cell>
          <table:table-cell table:formula="of:=[.P11]/[.P17]" office:value-type="float" office:value="89.9889502762431">
            <text:p>89.9889502762</text:p>
          </table:table-cell>
          <table:table-cell table:formula="of:=[.N5]/[.N17]" office:value-type="float" office:value="140.743908045977">
            <text:p>140.743908046</text:p>
          </table:table-cell>
          <table:table-cell/>
        </table:table-row>
        <table:table-row table:style-name="ro3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0.0116">
            <text:p>0.0116</text:p>
          </table:table-cell>
          <table:table-cell office:value-type="float" office:value="0.0114">
            <text:p>0.0114</text:p>
          </table:table-cell>
          <table:table-cell office:value-type="float" office:value="0.0099">
            <text:p>0.0099</text:p>
          </table:table-cell>
          <table:table-cell office:value-type="float" office:value="0.0078">
            <text:p>0.0078</text:p>
          </table:table-cell>
          <table:table-cell office:value-type="float" office:value="0.0114">
            <text:p>0.0114</text:p>
          </table:table-cell>
          <table:table-cell office:value-type="float" office:value="0.0116">
            <text:p>0.0116</text:p>
          </table:table-cell>
          <table:table-cell office:value-type="float" office:value="0.0104">
            <text:p>0.0104</text:p>
          </table:table-cell>
          <table:table-cell office:value-type="float" office:value="0.0112">
            <text:p>0.0112</text:p>
          </table:table-cell>
          <table:table-cell office:value-type="float" office:value="0.0102">
            <text:p>0.0102</text:p>
          </table:table-cell>
          <table:table-cell office:value-type="float" office:value="0.0109">
            <text:p>0.0109</text:p>
          </table:table-cell>
          <table:table-cell office:value-type="float" office:value="16">
            <text:p>16</text:p>
          </table:table-cell>
          <table:table-cell table:formula="of:=AVERAGE([.$C18:.L18])" office:value-type="float" office:value="0.01064">
            <text:p>0.01064</text:p>
          </table:table-cell>
          <table:table-cell table:formula="of:=CONFIDENCE(0.01; STDEV([.$C18:.L18]); COUNT([.$C18:.L18]))" office:value-type="float" office:value="0.000950074113968096">
            <text:p>0.0009500741</text:p>
          </table:table-cell>
          <table:table-cell table:formula="of:=MEDIAN([.$C18:.K18])" office:value-type="float" office:value="0.0112">
            <text:p>0.0112</text:p>
          </table:table-cell>
          <table:table-cell table:formula="of:=[.P12]/[.P18]" office:value-type="float" office:value="101.821428571429">
            <text:p>101.8214285714</text:p>
          </table:table-cell>
          <table:table-cell table:formula="of:=[.N6]/[.N18]" office:value-type="float" office:value="186.591165413534">
            <text:p>186.5911654135</text:p>
          </table:table-cell>
          <table:table-cell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disksim" table:style-name="ta1">
        <table:shapes>
          <draw:frame draw:z-index="0" draw:style-name="gr1" svg:width="10in" svg:height="8in" svg:x="13.1205in" svg:y="2.6795in">
            <draw:object draw:notify-on-update-of-ranges="disksim.M14:disksim.M18 disksim.N1:disksim.N1 disksim.N2:disksim.N6 disksim.O2:disksim.O6 disksim.O2:disksim.O6 disksim.N7:disksim.N7 disksim.N8:disksim.N12 disksim.O8:disksim.O12 disksim.O8:disksim.O12 disksim.N13:disksim.N13 disksim.N14:disksim.N18 disksim.O14:disksim.O18 disksim.O14:disksim.O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0in" svg:height="8in" svg:x="8.9287in" svg:y="11.1913in">
            <draw:object draw:notify-on-update-of-ranges="disksim.M14:disksim.M18 disksim.N1:disksim.N1 disksim.P2:disksim.P6 disksim.N7:disksim.N7 disksim.P8:disksim.P12 disksim.N13:disksim.N13 disksim.P14:disksim.P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0in" svg:height="8in" svg:x="24.7512in" svg:y="4.015in">
            <draw:object draw:notify-on-update-of-ranges="disksim.M2:disksim.M6 disksim.Q2:disksim.Q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4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  <table:table-cell office:value-type="string">
            <text:p>Median</text:p>
          </table:table-cell>
          <table:table-cell office:value-type="string">
            <text:p>Speedup vs TCP</text:p>
          </table:table-cell>
          <table:table-cell office:value-type="string">
            <text:p>Speedup vs RoCE</text:p>
          </table:table-cell>
          <table:table-cell office:value-type="string">
            <text:p>Speedup vs x86</text:p>
          </table:table-cell>
        </table:table-row>
        <table:table-row table:style-name="ro1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office:value-type="float" office:value="0.4589">
            <text:p>0.4589</text:p>
          </table:table-cell>
          <table:table-cell office:value-type="float" office:value="0.4592">
            <text:p>0.4592</text:p>
          </table:table-cell>
          <table:table-cell office:value-type="float" office:value="0.459">
            <text:p>0.459</text:p>
          </table:table-cell>
          <table:table-cell office:value-type="float" office:value="0.4623">
            <text:p>0.4623</text:p>
          </table:table-cell>
          <table:table-cell office:value-type="float" office:value="0.4583">
            <text:p>0.4583</text:p>
          </table:table-cell>
          <table:table-cell office:value-type="float" office:value="0.455">
            <text:p>0.455</text:p>
          </table:table-cell>
          <table:table-cell office:value-type="float" office:value="0.4575">
            <text:p>0.4575</text:p>
          </table:table-cell>
          <table:table-cell office:value-type="float" office:value="0.4612">
            <text:p>0.4612</text:p>
          </table:table-cell>
          <table:table-cell office:value-type="float" office:value="0.4578">
            <text:p>0.4578</text:p>
          </table:table-cell>
          <table:table-cell office:value-type="float" office:value="0.457">
            <text:p>0.457</text:p>
          </table:table-cell>
          <table:table-cell office:value-type="float" office:value="2">
            <text:p>2</text:p>
          </table:table-cell>
          <table:table-cell table:formula="of:=AVERAGE([.$C2:.L2])" office:value-type="float" office:value="0.45862">
            <text:p>0.45862</text:p>
          </table:table-cell>
          <table:table-cell table:formula="of:=CONFIDENCE(0.01; STDEV([.$C2:.L2]); COUNT([.$C2:.L2]))" office:value-type="float" office:value="0.00168506405247507">
            <text:p>0.0016850641</text:p>
          </table:table-cell>
          <table:table-cell table:formula="of:=MEDIAN([.$C2:.L2])" office:value-type="float" office:value="0.4586">
            <text:p>0.4586</text:p>
          </table:table-cell>
          <table:table-cell table:formula="of:=[.N8]/[.N2]" office:value-type="float" office:value="1.06462866861454">
            <text:p>1.0646286686</text:p>
          </table:table-cell>
          <table:table-cell/>
          <table:table-cell table:formula="of:=[.N14]/[.N2]" office:value-type="float" office:value="0.0840129082900877">
            <text:p>0.0840129083</text:p>
          </table:table-cell>
        </table:table-row>
        <table:table-row table:style-name="ro1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office:value-type="float" office:value="0.2851">
            <text:p>0.2851</text:p>
          </table:table-cell>
          <table:table-cell table:number-columns-repeated="2" office:value-type="float" office:value="0.2868">
            <text:p>0.2868</text:p>
          </table:table-cell>
          <table:table-cell office:value-type="float" office:value="0.288">
            <text:p>0.288</text:p>
          </table:table-cell>
          <table:table-cell office:value-type="float" office:value="0.285">
            <text:p>0.285</text:p>
          </table:table-cell>
          <table:table-cell office:value-type="float" office:value="0.2863">
            <text:p>0.2863</text:p>
          </table:table-cell>
          <table:table-cell office:value-type="float" office:value="0.2848">
            <text:p>0.2848</text:p>
          </table:table-cell>
          <table:table-cell office:value-type="float" office:value="0.2871">
            <text:p>0.2871</text:p>
          </table:table-cell>
          <table:table-cell office:value-type="float" office:value="0.2977">
            <text:p>0.2977</text:p>
          </table:table-cell>
          <table:table-cell office:value-type="float" office:value="0.2944">
            <text:p>0.2944</text:p>
          </table:table-cell>
          <table:table-cell office:value-type="float" office:value="4">
            <text:p>4</text:p>
          </table:table-cell>
          <table:table-cell table:formula="of:=AVERAGE([.$C3:.L3])" office:value-type="float" office:value="0.2882">
            <text:p>0.2882</text:p>
          </table:table-cell>
          <table:table-cell table:formula="of:=CONFIDENCE(0.01; STDEV([.$C3:.L3]); COUNT([.$C3:.L3]))" office:value-type="float" office:value="0.00352845785952583">
            <text:p>0.0035284579</text:p>
          </table:table-cell>
          <table:table-cell table:formula="of:=MEDIAN([.$C3:.L3])" office:value-type="float" office:value="0.2868">
            <text:p>0.2868</text:p>
          </table:table-cell>
          <table:table-cell table:formula="of:=[.N9]/[.N3]" office:value-type="float" office:value="1.07970159611381">
            <text:p>1.0797015961</text:p>
          </table:table-cell>
          <table:table-cell/>
          <table:table-cell table:formula="of:=[.N15]/[.N3]" office:value-type="float" office:value="0.0797015961138099">
            <text:p>0.0797015961</text:p>
          </table:table-cell>
        </table:table-row>
        <table:table-row table:style-name="ro1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office:value-type="float" office:value="0.1737">
            <text:p>0.1737</text:p>
          </table:table-cell>
          <table:table-cell office:value-type="float" office:value="0.1735">
            <text:p>0.1735</text:p>
          </table:table-cell>
          <table:table-cell office:value-type="float" office:value="2.2769">
            <text:p>2.2769</text:p>
          </table:table-cell>
          <table:table-cell office:value-type="float" office:value="0.1724">
            <text:p>0.1724</text:p>
          </table:table-cell>
          <table:table-cell office:value-type="float" office:value="0.1812">
            <text:p>0.1812</text:p>
          </table:table-cell>
          <table:table-cell office:value-type="float" office:value="0.174">
            <text:p>0.174</text:p>
          </table:table-cell>
          <table:table-cell office:value-type="float" office:value="0.1741">
            <text:p>0.1741</text:p>
          </table:table-cell>
          <table:table-cell office:value-type="float" office:value="0.1774">
            <text:p>0.1774</text:p>
          </table:table-cell>
          <table:table-cell office:value-type="float" office:value="0.181">
            <text:p>0.181</text:p>
          </table:table-cell>
          <table:table-cell office:value-type="float" office:value="0.1831">
            <text:p>0.1831</text:p>
          </table:table-cell>
          <table:table-cell office:value-type="float" office:value="8">
            <text:p>8</text:p>
          </table:table-cell>
          <table:table-cell table:formula="of:=AVERAGE([.$C4:.L4])" office:value-type="float" office:value="0.38673">
            <text:p>0.38673</text:p>
          </table:table-cell>
          <table:table-cell table:formula="of:=CONFIDENCE(0.01; STDEV([.$C4:.L4]); COUNT([.$C4:.L4]))" office:value-type="float" office:value="0.540981800254691">
            <text:p>0.5409818003</text:p>
          </table:table-cell>
          <table:table-cell table:formula="of:=MEDIAN([.$C4:.L4])" office:value-type="float" office:value="0.17575">
            <text:p>0.17575</text:p>
          </table:table-cell>
          <table:table-cell table:formula="of:=[.N10]/[.N4]" office:value-type="float" office:value="0.513174566234841">
            <text:p>0.5131745662</text:p>
          </table:table-cell>
          <table:table-cell/>
          <table:table-cell table:formula="of:=[.N16]/[.N4]" office:value-type="float" office:value="0.0374938587645127">
            <text:p>0.0374938588</text:p>
          </table:table-cell>
        </table:table-row>
        <table:table-row table:style-name="ro1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office:value-type="float" office:value="0.2397">
            <text:p>0.2397</text:p>
          </table:table-cell>
          <table:table-cell office:value-type="float" office:value="0.2341">
            <text:p>0.2341</text:p>
          </table:table-cell>
          <table:table-cell office:value-type="float" office:value="2.291">
            <text:p>2.291</text:p>
          </table:table-cell>
          <table:table-cell office:value-type="float" office:value="0.2321">
            <text:p>0.2321</text:p>
          </table:table-cell>
          <table:table-cell office:value-type="float" office:value="0.2174">
            <text:p>0.2174</text:p>
          </table:table-cell>
          <table:table-cell office:value-type="float" office:value="0.2329">
            <text:p>0.2329</text:p>
          </table:table-cell>
          <table:table-cell office:value-type="float" office:value="0.2318">
            <text:p>0.2318</text:p>
          </table:table-cell>
          <table:table-cell office:value-type="float" office:value="2.2542">
            <text:p>2.2542</text:p>
          </table:table-cell>
          <table:table-cell office:value-type="float" office:value="2.022">
            <text:p>2.022</text:p>
          </table:table-cell>
          <table:table-cell office:value-type="float" office:value="0.2296">
            <text:p>0.2296</text:p>
          </table:table-cell>
          <table:table-cell office:value-type="float" office:value="12">
            <text:p>12</text:p>
          </table:table-cell>
          <table:table-cell table:formula="of:=AVERAGE([.$C5:.L5])" office:value-type="float" office:value="0.81848">
            <text:p>0.81848</text:p>
          </table:table-cell>
          <table:table-cell table:formula="of:=CONFIDENCE(0.01; STDEV([.$C5:.L5]); COUNT([.$C5:.L5]))" office:value-type="float" office:value="0.772441987813451">
            <text:p>0.7724419878</text:p>
          </table:table-cell>
          <table:table-cell table:formula="of:=MEDIAN([.$C5:.L5])" office:value-type="float" office:value="0.2335">
            <text:p>0.2335</text:p>
          </table:table-cell>
          <table:table-cell table:formula="of:=[.N11]/[.N5]" office:value-type="float" office:value="0.23880852311602">
            <text:p>0.2388085231</text:p>
          </table:table-cell>
          <table:table-cell/>
          <table:table-cell table:formula="of:=[.N17]/[.N5]" office:value-type="float" office:value="0.0186443162936174">
            <text:p>0.0186443163</text:p>
          </table:table-cell>
        </table:table-row>
        <table:table-row table:style-name="ro1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office:value-type="float" office:value="0.1626">
            <text:p>0.1626</text:p>
          </table:table-cell>
          <table:table-cell office:value-type="float" office:value="0.1649">
            <text:p>0.1649</text:p>
          </table:table-cell>
          <table:table-cell office:value-type="float" office:value="0.164">
            <text:p>0.164</text:p>
          </table:table-cell>
          <table:table-cell office:value-type="float" office:value="0.1652">
            <text:p>0.1652</text:p>
          </table:table-cell>
          <table:table-cell office:value-type="float" office:value="0.162">
            <text:p>0.162</text:p>
          </table:table-cell>
          <table:table-cell office:value-type="float" office:value="0.1596">
            <text:p>0.1596</text:p>
          </table:table-cell>
          <table:table-cell office:value-type="float" office:value="0.1639">
            <text:p>0.1639</text:p>
          </table:table-cell>
          <table:table-cell office:value-type="float" office:value="0.1604">
            <text:p>0.1604</text:p>
          </table:table-cell>
          <table:table-cell office:value-type="float" office:value="2.0203">
            <text:p>2.0203</text:p>
          </table:table-cell>
          <table:table-cell office:value-type="float" office:value="0.164">
            <text:p>0.164</text:p>
          </table:table-cell>
          <table:table-cell office:value-type="float" office:value="16">
            <text:p>16</text:p>
          </table:table-cell>
          <table:table-cell table:formula="of:=AVERAGE([.$C6:.L6])" office:value-type="float" office:value="0.34869">
            <text:p>0.34869</text:p>
          </table:table-cell>
          <table:table-cell table:formula="of:=CONFIDENCE(0.01; STDEV([.$C6:.L6]); COUNT([.$C6:.L6]))" office:value-type="float" office:value="0.478422591707901">
            <text:p>0.4784225917</text:p>
          </table:table-cell>
          <table:table-cell table:formula="of:=MEDIAN([.$C6:.L6])" office:value-type="float" office:value="0.16395">
            <text:p>0.16395</text:p>
          </table:table-cell>
          <table:table-cell table:formula="of:=[.N12]/[.N6]" office:value-type="float" office:value="0.518913648226218">
            <text:p>0.5189136482</text:p>
          </table:table-cell>
          <table:table-cell/>
          <table:table-cell table:formula="of:=[.N18]/[.N6]" office:value-type="float" office:value="0.0351601709254639">
            <text:p>0.0351601709</text:p>
          </table:table-cell>
        </table:table-row>
        <table:table-row table:style-name="ro1">
          <table:table-cell table:number-columns-repeated="13"/>
          <table:table-cell office:value-type="string">
            <text:p>TCP</text:p>
          </table:table-cell>
          <table:table-cell table:number-columns-repeated="5"/>
        </table:table-row>
        <table:table-row table:style-name="ro1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0.488">
            <text:p>0.488</text:p>
          </table:table-cell>
          <table:table-cell office:value-type="float" office:value="0.4925">
            <text:p>0.4925</text:p>
          </table:table-cell>
          <table:table-cell office:value-type="float" office:value="0.488">
            <text:p>0.488</text:p>
          </table:table-cell>
          <table:table-cell office:value-type="float" office:value="0.4924">
            <text:p>0.4924</text:p>
          </table:table-cell>
          <table:table-cell office:value-type="float" office:value="0.4864">
            <text:p>0.4864</text:p>
          </table:table-cell>
          <table:table-cell office:value-type="float" office:value="0.4876">
            <text:p>0.4876</text:p>
          </table:table-cell>
          <table:table-cell office:value-type="float" office:value="0.487">
            <text:p>0.487</text:p>
          </table:table-cell>
          <table:table-cell office:value-type="float" office:value="0.4883">
            <text:p>0.4883</text:p>
          </table:table-cell>
          <table:table-cell office:value-type="float" office:value="0.4863">
            <text:p>0.4863</text:p>
          </table:table-cell>
          <table:table-cell office:value-type="float" office:value="0.4861">
            <text:p>0.4861</text:p>
          </table:table-cell>
          <table:table-cell office:value-type="float" office:value="2">
            <text:p>2</text:p>
          </table:table-cell>
          <table:table-cell table:formula="of:=AVERAGE([.$C8:.L8])" office:value-type="float" office:value="0.48826">
            <text:p>0.48826</text:p>
          </table:table-cell>
          <table:table-cell table:formula="of:=CONFIDENCE(0.01; STDEV([.$C8:.L8]); COUNT([.$C8:.L8]))" office:value-type="float" office:value="0.00190534000529707">
            <text:p>0.00190534</text:p>
          </table:table-cell>
          <table:table-cell table:formula="of:=MEDIAN([.$C8:.L8])" office:value-type="float" office:value="0.4878">
            <text:p>0.4878</text:p>
          </table:table-cell>
          <table:table-cell/>
          <table:table-cell table:formula="of:=[.N2]/[.N8]" office:value-type="float" office:value="0.93929463810265">
            <text:p>0.9392946381</text:p>
          </table:table-cell>
          <table:table-cell table:formula="of:=[.N14]/[.N8]" office:value-type="float" office:value="0.078912874288289">
            <text:p>0.0789128743</text:p>
          </table:table-cell>
        </table:table-row>
        <table:table-row table:style-name="ro1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0.3116">
            <text:p>0.3116</text:p>
          </table:table-cell>
          <table:table-cell table:number-columns-repeated="2" office:value-type="float" office:value="0.308">
            <text:p>0.308</text:p>
          </table:table-cell>
          <table:table-cell office:value-type="float" office:value="0.3116">
            <text:p>0.3116</text:p>
          </table:table-cell>
          <table:table-cell office:value-type="float" office:value="0.3079">
            <text:p>0.3079</text:p>
          </table:table-cell>
          <table:table-cell office:value-type="float" office:value="0.3114">
            <text:p>0.3114</text:p>
          </table:table-cell>
          <table:table-cell office:value-type="float" office:value="0.3127">
            <text:p>0.3127</text:p>
          </table:table-cell>
          <table:table-cell office:value-type="float" office:value="0.3103">
            <text:p>0.3103</text:p>
          </table:table-cell>
          <table:table-cell office:value-type="float" office:value="0.318">
            <text:p>0.318</text:p>
          </table:table-cell>
          <table:table-cell office:value-type="float" office:value="0.3122">
            <text:p>0.3122</text:p>
          </table:table-cell>
          <table:table-cell office:value-type="float" office:value="4">
            <text:p>4</text:p>
          </table:table-cell>
          <table:table-cell table:formula="of:=AVERAGE([.$C9:.L9])" office:value-type="float" office:value="0.31117">
            <text:p>0.31117</text:p>
          </table:table-cell>
          <table:table-cell table:formula="of:=CONFIDENCE(0.01; STDEV([.$C9:.L9]); COUNT([.$C9:.L9]))" office:value-type="float" office:value="0.00245899901521006">
            <text:p>0.002458999</text:p>
          </table:table-cell>
          <table:table-cell table:formula="of:=MEDIAN([.$C9:.L9])" office:value-type="float" office:value="0.3115">
            <text:p>0.3115</text:p>
          </table:table-cell>
          <table:table-cell/>
          <table:table-cell table:formula="of:=[.N3]/[.N9]" office:value-type="float" office:value="0.926181829867918">
            <text:p>0.9261818299</text:p>
          </table:table-cell>
          <table:table-cell table:formula="of:=[.N15]/[.N9]" office:value-type="float" office:value="0.0738181701320821">
            <text:p>0.0738181701</text:p>
          </table:table-cell>
        </table:table-row>
        <table:table-row table:style-name="ro1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0.202">
            <text:p>0.202</text:p>
          </table:table-cell>
          <table:table-cell office:value-type="float" office:value="0.2007">
            <text:p>0.2007</text:p>
          </table:table-cell>
          <table:table-cell office:value-type="float" office:value="0.2021">
            <text:p>0.2021</text:p>
          </table:table-cell>
          <table:table-cell office:value-type="float" office:value="0.1942">
            <text:p>0.1942</text:p>
          </table:table-cell>
          <table:table-cell office:value-type="float" office:value="0.2002">
            <text:p>0.2002</text:p>
          </table:table-cell>
          <table:table-cell office:value-type="float" office:value="0.1961">
            <text:p>0.1961</text:p>
          </table:table-cell>
          <table:table-cell office:value-type="float" office:value="0.1938">
            <text:p>0.1938</text:p>
          </table:table-cell>
          <table:table-cell office:value-type="float" office:value="0.1983">
            <text:p>0.1983</text:p>
          </table:table-cell>
          <table:table-cell office:value-type="float" office:value="0.1964">
            <text:p>0.1964</text:p>
          </table:table-cell>
          <table:table-cell office:value-type="float" office:value="0.2008">
            <text:p>0.2008</text:p>
          </table:table-cell>
          <table:table-cell office:value-type="float" office:value="8">
            <text:p>8</text:p>
          </table:table-cell>
          <table:table-cell table:formula="of:=AVERAGE([.$C10:.L10])" office:value-type="float" office:value="0.19846">
            <text:p>0.19846</text:p>
          </table:table-cell>
          <table:table-cell table:formula="of:=CONFIDENCE(0.01; STDEV([.$C10:.L10]); COUNT([.$C10:.L10]))" office:value-type="float" office:value="0.00256153672860061">
            <text:p>0.0025615367</text:p>
          </table:table-cell>
          <table:table-cell table:formula="of:=MEDIAN([.$C10:.L10])" office:value-type="float" office:value="0.19925">
            <text:p>0.19925</text:p>
          </table:table-cell>
          <table:table-cell/>
          <table:table-cell table:formula="of:=[.N4]/[.N10]" office:value-type="float" office:value="1.94865464073365">
            <text:p>1.9486546407</text:p>
          </table:table-cell>
          <table:table-cell table:formula="of:=[.N16]/[.N10]" office:value-type="float" office:value="0.0730625818804797">
            <text:p>0.0730625819</text:p>
          </table:table-cell>
        </table:table-row>
        <table:table-row table:style-name="ro1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0.1942">
            <text:p>0.1942</text:p>
          </table:table-cell>
          <table:table-cell office:value-type="float" office:value="0.1944">
            <text:p>0.1944</text:p>
          </table:table-cell>
          <table:table-cell office:value-type="float" office:value="0.1952">
            <text:p>0.1952</text:p>
          </table:table-cell>
          <table:table-cell office:value-type="float" office:value="0.1916">
            <text:p>0.1916</text:p>
          </table:table-cell>
          <table:table-cell office:value-type="float" office:value="0.1922">
            <text:p>0.1922</text:p>
          </table:table-cell>
          <table:table-cell office:value-type="float" office:value="0.1941">
            <text:p>0.1941</text:p>
          </table:table-cell>
          <table:table-cell office:value-type="float" office:value="0.1946">
            <text:p>0.1946</text:p>
          </table:table-cell>
          <table:table-cell office:value-type="float" office:value="0.2093">
            <text:p>0.2093</text:p>
          </table:table-cell>
          <table:table-cell office:value-type="float" office:value="0.1935">
            <text:p>0.1935</text:p>
          </table:table-cell>
          <table:table-cell office:value-type="float" office:value="0.1955">
            <text:p>0.1955</text:p>
          </table:table-cell>
          <table:table-cell office:value-type="float" office:value="12">
            <text:p>12</text:p>
          </table:table-cell>
          <table:table-cell table:formula="of:=AVERAGE([.$C11:.L11])" office:value-type="float" office:value="0.19546">
            <text:p>0.19546</text:p>
          </table:table-cell>
          <table:table-cell table:formula="of:=CONFIDENCE(0.01; STDEV([.$C11:.L11]); COUNT([.$C11:.L11]))" office:value-type="float" office:value="0.00408434809495072">
            <text:p>0.0040843481</text:p>
          </table:table-cell>
          <table:table-cell table:formula="of:=MEDIAN([.$C11:.L11])" office:value-type="float" office:value="0.1943">
            <text:p>0.1943</text:p>
          </table:table-cell>
          <table:table-cell/>
          <table:table-cell table:formula="of:=[.N5]/[.N11]" office:value-type="float" office:value="4.18745523380743">
            <text:p>4.1874552338</text:p>
          </table:table-cell>
          <table:table-cell table:formula="of:=[.N17]/[.N11]" office:value-type="float" office:value="0.0780722398444695">
            <text:p>0.0780722398</text:p>
          </table:table-cell>
        </table:table-row>
        <table:table-row table:style-name="ro1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0.1813">
            <text:p>0.1813</text:p>
          </table:table-cell>
          <table:table-cell office:value-type="float" office:value="0.1781">
            <text:p>0.1781</text:p>
          </table:table-cell>
          <table:table-cell office:value-type="float" office:value="0.2094">
            <text:p>0.2094</text:p>
          </table:table-cell>
          <table:table-cell office:value-type="float" office:value="0.1798">
            <text:p>0.1798</text:p>
          </table:table-cell>
          <table:table-cell office:value-type="float" office:value="0.1721">
            <text:p>0.1721</text:p>
          </table:table-cell>
          <table:table-cell office:value-type="float" office:value="0.1757">
            <text:p>0.1757</text:p>
          </table:table-cell>
          <table:table-cell office:value-type="float" office:value="0.1776">
            <text:p>0.1776</text:p>
          </table:table-cell>
          <table:table-cell office:value-type="float" office:value="0.1803">
            <text:p>0.1803</text:p>
          </table:table-cell>
          <table:table-cell office:value-type="float" office:value="0.1746">
            <text:p>0.1746</text:p>
          </table:table-cell>
          <table:table-cell office:value-type="float" office:value="0.1805">
            <text:p>0.1805</text:p>
          </table:table-cell>
          <table:table-cell office:value-type="float" office:value="16">
            <text:p>16</text:p>
          </table:table-cell>
          <table:table-cell table:formula="of:=AVERAGE([.$C12:.L12])" office:value-type="float" office:value="0.18094">
            <text:p>0.18094</text:p>
          </table:table-cell>
          <table:table-cell table:formula="of:=CONFIDENCE(0.01; STDEV([.$C12:.L12]); COUNT([.$C12:.L12]))" office:value-type="float" office:value="0.0084868874131517">
            <text:p>0.0084868874</text:p>
          </table:table-cell>
          <table:table-cell table:formula="of:=MEDIAN([.$C12:.L12])" office:value-type="float" office:value="0.17895">
            <text:p>0.17895</text:p>
          </table:table-cell>
          <table:table-cell/>
          <table:table-cell table:formula="of:=[.N6]/[.N12]" office:value-type="float" office:value="1.92710290704101">
            <text:p>1.927102907</text:p>
          </table:table-cell>
          <table:table-cell table:formula="of:=[.N18]/[.N12]" office:value-type="float" office:value="0.0677572676025201">
            <text:p>0.0677572676</text:p>
          </table:table-cell>
        </table:table-row>
        <table:table-row table:style-name="ro1">
          <table:table-cell table:number-columns-repeated="13"/>
          <table:table-cell office:value-type="string">
            <text:p>x86</text:p>
          </table:table-cell>
          <table:table-cell table:number-columns-repeated="5"/>
        </table:table-row>
        <table:table-row table:style-name="ro1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0.04">
            <text:p>0.04</text:p>
          </table:table-cell>
          <table:table-cell office:value-type="float" office:value="0.0229">
            <text:p>0.0229</text:p>
          </table:table-cell>
          <table:table-cell office:value-type="float" office:value="0.0395">
            <text:p>0.0395</text:p>
          </table:table-cell>
          <table:table-cell office:value-type="float" office:value="0.041">
            <text:p>0.041</text:p>
          </table:table-cell>
          <table:table-cell office:value-type="float" office:value="0.0405">
            <text:p>0.0405</text:p>
          </table:table-cell>
          <table:table-cell office:value-type="float" office:value="0.0414">
            <text:p>0.0414</text:p>
          </table:table-cell>
          <table:table-cell office:value-type="float" office:value="0.0413">
            <text:p>0.0413</text:p>
          </table:table-cell>
          <table:table-cell office:value-type="float" office:value="0.0411">
            <text:p>0.0411</text:p>
          </table:table-cell>
          <table:table-cell office:value-type="float" office:value="0.04">
            <text:p>0.04</text:p>
          </table:table-cell>
          <table:table-cell office:value-type="float" office:value="0.0376">
            <text:p>0.0376</text:p>
          </table:table-cell>
          <table:table-cell office:value-type="float" office:value="2">
            <text:p>2</text:p>
          </table:table-cell>
          <table:table-cell table:formula="of:=AVERAGE([.$C14:.L14])" office:value-type="float" office:value="0.03853">
            <text:p>0.03853</text:p>
          </table:table-cell>
          <table:table-cell table:formula="of:=CONFIDENCE(0.01; STDEV([.$C14:.L14]); COUNT([.$C14:.L14]))" office:value-type="float" office:value="0.00456697271633521">
            <text:p>0.0045669727</text:p>
          </table:table-cell>
          <table:table-cell table:formula="of:=MEDIAN([.$C14:.L14])" office:value-type="float" office:value="0.04025">
            <text:p>0.04025</text:p>
          </table:table-cell>
          <table:table-cell table:formula="of:=[.P8]/[.P14]" office:value-type="float" office:value="12.1192546583851">
            <text:p>12.1192546584</text:p>
          </table:table-cell>
          <table:table-cell table:formula="of:=[.N2]/[.N14]" office:value-type="float" office:value="11.9029327796522">
            <text:p>11.9029327797</text:p>
          </table:table-cell>
          <table:table-cell/>
        </table:table-row>
        <table:table-row table:style-name="ro1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0.0284">
            <text:p>0.0284</text:p>
          </table:table-cell>
          <table:table-cell office:value-type="float" office:value="0.0223">
            <text:p>0.0223</text:p>
          </table:table-cell>
          <table:table-cell office:value-type="float" office:value="0.0224">
            <text:p>0.0224</text:p>
          </table:table-cell>
          <table:table-cell office:value-type="float" office:value="0.0222">
            <text:p>0.0222</text:p>
          </table:table-cell>
          <table:table-cell office:value-type="float" office:value="0.0249">
            <text:p>0.0249</text:p>
          </table:table-cell>
          <table:table-cell office:value-type="float" office:value="0.0256">
            <text:p>0.0256</text:p>
          </table:table-cell>
          <table:table-cell office:value-type="float" office:value="0.0138">
            <text:p>0.0138</text:p>
          </table:table-cell>
          <table:table-cell office:value-type="float" office:value="0.0248">
            <text:p>0.0248</text:p>
          </table:table-cell>
          <table:table-cell office:value-type="float" office:value="0.0225">
            <text:p>0.0225</text:p>
          </table:table-cell>
          <table:table-cell office:value-type="float" office:value="0.0228">
            <text:p>0.0228</text:p>
          </table:table-cell>
          <table:table-cell office:value-type="float" office:value="4">
            <text:p>4</text:p>
          </table:table-cell>
          <table:table-cell table:formula="of:=AVERAGE([.$C15:.L15])" office:value-type="float" office:value="0.02297">
            <text:p>0.02297</text:p>
          </table:table-cell>
          <table:table-cell table:formula="of:=CONFIDENCE(0.01; STDEV([.$C15:.L15]); COUNT([.$C15:.L15]))" office:value-type="float" office:value="0.00308599448731509">
            <text:p>0.0030859945</text:p>
          </table:table-cell>
          <table:table-cell table:formula="of:=MEDIAN([.$C15:.L15])" office:value-type="float" office:value="0.02265">
            <text:p>0.02265</text:p>
          </table:table-cell>
          <table:table-cell table:formula="of:=[.P9]/[.P15]" office:value-type="float" office:value="13.7527593818985">
            <text:p>13.7527593819</text:p>
          </table:table-cell>
          <table:table-cell table:formula="of:=[.N3]/[.N15]" office:value-type="float" office:value="12.5468001741402">
            <text:p>12.5468001741</text:p>
          </table:table-cell>
          <table:table-cell/>
        </table:table-row>
        <table:table-row table:style-name="ro1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0.0145">
            <text:p>0.0145</text:p>
          </table:table-cell>
          <table:table-cell office:value-type="float" office:value="0.0139">
            <text:p>0.0139</text:p>
          </table:table-cell>
          <table:table-cell office:value-type="float" office:value="0.0145">
            <text:p>0.0145</text:p>
          </table:table-cell>
          <table:table-cell office:value-type="float" office:value="0.0141">
            <text:p>0.0141</text:p>
          </table:table-cell>
          <table:table-cell office:value-type="float" office:value="0.0134">
            <text:p>0.0134</text:p>
          </table:table-cell>
          <table:table-cell office:value-type="float" office:value="0.0145">
            <text:p>0.0145</text:p>
          </table:table-cell>
          <table:table-cell office:value-type="float" office:value="0.0156">
            <text:p>0.0156</text:p>
          </table:table-cell>
          <table:table-cell office:value-type="float" office:value="0.0157">
            <text:p>0.0157</text:p>
          </table:table-cell>
          <table:table-cell office:value-type="float" office:value="0.0141">
            <text:p>0.0141</text:p>
          </table:table-cell>
          <table:table-cell office:value-type="float" office:value="0.0147">
            <text:p>0.0147</text:p>
          </table:table-cell>
          <table:table-cell office:value-type="float" office:value="8">
            <text:p>8</text:p>
          </table:table-cell>
          <table:table-cell table:formula="of:=AVERAGE([.$C16:.L16])" office:value-type="float" office:value="0.0145">
            <text:p>0.0145</text:p>
          </table:table-cell>
          <table:table-cell table:formula="of:=CONFIDENCE(0.01; STDEV([.$C16:.L16]); COUNT([.$C16:.L16]))" office:value-type="float" office:value="0.000581070147158358">
            <text:p>0.0005810701</text:p>
          </table:table-cell>
          <table:table-cell table:formula="of:=MEDIAN([.$C16:.L16])" office:value-type="float" office:value="0.0145">
            <text:p>0.0145</text:p>
          </table:table-cell>
          <table:table-cell table:formula="of:=[.P10]/[.P16]" office:value-type="float" office:value="13.7413793103448">
            <text:p>13.7413793103</text:p>
          </table:table-cell>
          <table:table-cell table:formula="of:=[.N4]/[.N16]" office:value-type="float" office:value="26.6710344827586">
            <text:p>26.6710344828</text:p>
          </table:table-cell>
          <table:table-cell/>
        </table:table-row>
        <table:table-row table:style-name="ro1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0.0105">
            <text:p>0.0105</text:p>
          </table:table-cell>
          <table:table-cell office:value-type="float" office:value="0.0155">
            <text:p>0.0155</text:p>
          </table:table-cell>
          <table:table-cell office:value-type="float" office:value="0.0164">
            <text:p>0.0164</text:p>
          </table:table-cell>
          <table:table-cell office:value-type="float" office:value="0.0153">
            <text:p>0.0153</text:p>
          </table:table-cell>
          <table:table-cell office:value-type="float" office:value="0.0167">
            <text:p>0.0167</text:p>
          </table:table-cell>
          <table:table-cell office:value-type="float" office:value="0.0172">
            <text:p>0.0172</text:p>
          </table:table-cell>
          <table:table-cell office:value-type="float" office:value="0.0151">
            <text:p>0.0151</text:p>
          </table:table-cell>
          <table:table-cell office:value-type="float" office:value="0.0154">
            <text:p>0.0154</text:p>
          </table:table-cell>
          <table:table-cell office:value-type="float" office:value="0.0151">
            <text:p>0.0151</text:p>
          </table:table-cell>
          <table:table-cell office:value-type="float" office:value="0.0154">
            <text:p>0.0154</text:p>
          </table:table-cell>
          <table:table-cell office:value-type="float" office:value="12">
            <text:p>12</text:p>
          </table:table-cell>
          <table:table-cell table:formula="of:=AVERAGE([.$C17:.L17])" office:value-type="float" office:value="0.01526">
            <text:p>0.01526</text:p>
          </table:table-cell>
          <table:table-cell table:formula="of:=CONFIDENCE(0.01; STDEV([.$C17:.L17]); COUNT([.$C17:.L17]))" office:value-type="float" office:value="0.0014857670814206">
            <text:p>0.0014857671</text:p>
          </table:table-cell>
          <table:table-cell table:formula="of:=MEDIAN([.$C17:.L17])" office:value-type="float" office:value="0.0154">
            <text:p>0.0154</text:p>
          </table:table-cell>
          <table:table-cell table:formula="of:=[.P11]/[.P17]" office:value-type="float" office:value="12.6168831168831">
            <text:p>12.6168831169</text:p>
          </table:table-cell>
          <table:table-cell table:formula="of:=[.N5]/[.N17]" office:value-type="float" office:value="53.6356487549148">
            <text:p>53.6356487549</text:p>
          </table:table-cell>
          <table:table-cell/>
        </table:table-row>
        <table:table-row table:style-name="ro1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0.0134">
            <text:p>0.0134</text:p>
          </table:table-cell>
          <table:table-cell office:value-type="float" office:value="0.0133">
            <text:p>0.0133</text:p>
          </table:table-cell>
          <table:table-cell office:value-type="float" office:value="0.0116">
            <text:p>0.0116</text:p>
          </table:table-cell>
          <table:table-cell office:value-type="float" office:value="0.0117">
            <text:p>0.0117</text:p>
          </table:table-cell>
          <table:table-cell office:value-type="float" office:value="0.0132">
            <text:p>0.0132</text:p>
          </table:table-cell>
          <table:table-cell table:number-columns-repeated="2" office:value-type="float" office:value="0.0115">
            <text:p>0.0115</text:p>
          </table:table-cell>
          <table:table-cell office:value-type="float" office:value="0.0139">
            <text:p>0.0139</text:p>
          </table:table-cell>
          <table:table-cell office:value-type="float" office:value="0.0125">
            <text:p>0.0125</text:p>
          </table:table-cell>
          <table:table-cell office:value-type="float" office:value="0.01">
            <text:p>0.01</text:p>
          </table:table-cell>
          <table:table-cell office:value-type="float" office:value="16">
            <text:p>16</text:p>
          </table:table-cell>
          <table:table-cell table:formula="of:=AVERAGE([.$C18:.L18])" office:value-type="float" office:value="0.01226">
            <text:p>0.01226</text:p>
          </table:table-cell>
          <table:table-cell table:formula="of:=CONFIDENCE(0.01; STDEV([.$C18:.L18]); COUNT([.$C18:.L18]))" office:value-type="float" office:value="0.000979869001061425">
            <text:p>0.000979869</text:p>
          </table:table-cell>
          <table:table-cell table:formula="of:=MEDIAN([.$C18:.L18])" office:value-type="float" office:value="0.0121">
            <text:p>0.0121</text:p>
          </table:table-cell>
          <table:table-cell table:formula="of:=[.P12]/[.P18]" office:value-type="float" office:value="14.7892561983471">
            <text:p>14.7892561983</text:p>
          </table:table-cell>
          <table:table-cell table:formula="of:=[.N6]/[.N18]" office:value-type="float" office:value="28.4412724306688">
            <text:p>28.4412724307</text:p>
          </table:table-cell>
          <table:table-cell/>
        </table:table-row>
      </table:table>
      <table:named-expressions/>
      <table:database-ranges>
        <table:database-range table:name="__Anonymous_Sheet_DB__0" table:target-range-address="wifi.A2:wifi.O1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raid.A2:raid.L1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disksim.A2:disksim.L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12:20:06</meta:creation-date>
    <dc:date>2014-07-04T15:35:19</dc:date>
    <meta:editing-duration>P5DT3H2S</meta:editing-duration>
    <meta:editing-cycles>12</meta:editing-cycles>
    <meta:generator>LibreOffice/3.5$Linux_X86_64 LibreOffice_project/350m1$Build-2</meta:generator>
    <meta:document-statistic meta:table-count="3" meta:cell-count="87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wifi.O2:wifi.O6" chart:error-lower-range="wifi.O2:wifi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wifi.O8:wifi.O12" chart:error-lower-range="wifi.O8:wifi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wifi.O14:wifi.O18" chart:error-lower-range="wifi.O14:wifi.O18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wifi.M14:wifi.N18 wifi.N1:wifi.N13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wifi.M14:wifi.M18"/>
          </chart:axis>
          <chart:axis chart:dimension="y" chart:name="primary-y" chart:style-name="ch4">
            <chart:title svg:x="0.451cm" svg:y="13.316cm" chart:style-name="ch6">
              <text:p>Mean Runtime (seconds)</text:p>
            </chart:title>
            <chart:grid chart:style-name="ch7" chart:class="major"/>
          </chart:axis>
          <chart:series chart:style-name="ch8" chart:values-cell-range-address="wifi.N2:wifi.N6" chart:label-cell-address="wifi.N1:wifi.N1" chart:class="chart:line">
            <chart:error-indicator chart:style-name="ch9" chart:dimension="y"/>
            <chart:data-point chart:repeated="5"/>
          </chart:series>
          <chart:series chart:style-name="ch10" chart:values-cell-range-address="wifi.N8:wifi.N12" chart:label-cell-address="wifi.N7:wifi.N7" chart:class="chart:line">
            <chart:error-indicator chart:style-name="ch9" chart:dimension="y"/>
            <chart:data-point chart:repeated="5"/>
          </chart:series>
          <chart:series chart:style-name="ch11" chart:values-cell-range-address="wifi.N14:wifi.N18" chart:label-cell-address="wifi.N13:wifi.N13" chart:class="chart:line">
            <chart:error-indicator chart:style-name="ch9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N1:wifi.N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TCP</text:p>
                <draw:g>
                  <svg:desc>wifi.N7:wifi.N7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x86</text:p>
                <draw:g>
                  <svg:desc>wifi.N13:wifi.N13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M14:wifi.M18</svg:desc>
                </draw:g>
              </table:table-cell>
              <table:table-cell office:value-type="float" office:value="75.52757">
                <text:p>75.52757</text:p>
                <draw:g>
                  <svg:desc>wifi.N2:wifi.N6</svg:desc>
                </draw:g>
              </table:table-cell>
              <table:table-cell office:value-type="float" office:value="0.134970413469708">
                <text:p>0.134970413469708</text:p>
                <draw:g>
                  <svg:desc>wifi.O2:wifi.O6</svg:desc>
                </draw:g>
              </table:table-cell>
              <table:table-cell office:value-type="float" office:value="0.134970413469708">
                <text:p>0.134970413469708</text:p>
                <draw:g>
                  <svg:desc>wifi.O2:wifi.O6</svg:desc>
                </draw:g>
              </table:table-cell>
              <table:table-cell office:value-type="float" office:value="79.9426">
                <text:p>79.9426</text:p>
                <draw:g>
                  <svg:desc>wifi.N8:wifi.N12</svg:desc>
                </draw:g>
              </table:table-cell>
              <table:table-cell office:value-type="float" office:value="0.696417727444923">
                <text:p>0.696417727444923</text:p>
                <draw:g>
                  <svg:desc>wifi.O8:wifi.O12</svg:desc>
                </draw:g>
              </table:table-cell>
              <table:table-cell office:value-type="float" office:value="0.696417727444923">
                <text:p>0.696417727444923</text:p>
                <draw:g>
                  <svg:desc>wifi.O8:wifi.O12</svg:desc>
                </draw:g>
              </table:table-cell>
              <table:table-cell office:value-type="float" office:value="5.15861">
                <text:p>5.15861</text:p>
                <draw:g>
                  <svg:desc>wifi.N14:wifi.N18</svg:desc>
                </draw:g>
              </table:table-cell>
              <table:table-cell office:value-type="float" office:value="0.0206600654899258">
                <text:p>0.0206600654899258</text:p>
                <draw:g>
                  <svg:desc>wifi.O14:wifi.O18</svg:desc>
                </draw:g>
              </table:table-cell>
              <table:table-cell office:value-type="float" office:value="0.0206600654899258">
                <text:p>0.0206600654899258</text:p>
                <draw:g>
                  <svg:desc>wifi.O14:wifi.O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.81549">
                <text:p>41.81549</text:p>
              </table:table-cell>
              <table:table-cell office:value-type="float" office:value="0.0654896116992666">
                <text:p>0.0654896116992666</text:p>
              </table:table-cell>
              <table:table-cell office:value-type="float" office:value="0.0654896116992666">
                <text:p>0.0654896116992666</text:p>
              </table:table-cell>
              <table:table-cell office:value-type="float" office:value="44.97884">
                <text:p>44.97884</text:p>
              </table:table-cell>
              <table:table-cell office:value-type="float" office:value="0.098452317461879">
                <text:p>0.098452317461879</text:p>
              </table:table-cell>
              <table:table-cell office:value-type="float" office:value="0.098452317461879">
                <text:p>0.098452317461879</text:p>
              </table:table-cell>
              <table:table-cell office:value-type="float" office:value="2.66518">
                <text:p>2.66518</text:p>
              </table:table-cell>
              <table:table-cell office:value-type="float" office:value="0.0335910659181084">
                <text:p>0.0335910659181084</text:p>
              </table:table-cell>
              <table:table-cell office:value-type="float" office:value="0.0335910659181084">
                <text:p>0.03359106591810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2.42509">
                <text:p>42.42509</text:p>
              </table:table-cell>
              <table:table-cell office:value-type="float" office:value="6.18561302045178">
                <text:p>6.18561302045178</text:p>
              </table:table-cell>
              <table:table-cell office:value-type="float" office:value="6.18561302045178">
                <text:p>6.18561302045178</text:p>
              </table:table-cell>
              <table:table-cell office:value-type="float" office:value="26.35816">
                <text:p>26.35816</text:p>
              </table:table-cell>
              <table:table-cell office:value-type="float" office:value="0.356651791347309">
                <text:p>0.356651791347309</text:p>
              </table:table-cell>
              <table:table-cell office:value-type="float" office:value="0.356651791347309">
                <text:p>0.356651791347309</text:p>
              </table:table-cell>
              <table:table-cell office:value-type="float" office:value="1.66533">
                <text:p>1.66533</text:p>
              </table:table-cell>
              <table:table-cell office:value-type="float" office:value="0.128504719759596">
                <text:p>0.128504719759596</text:p>
              </table:table-cell>
              <table:table-cell office:value-type="float" office:value="0.128504719759596">
                <text:p>0.1285047197595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.08545">
                <text:p>27.08545</text:p>
              </table:table-cell>
              <table:table-cell office:value-type="float" office:value="6.50181027043422">
                <text:p>6.50181027043422</text:p>
              </table:table-cell>
              <table:table-cell office:value-type="float" office:value="6.50181027043422">
                <text:p>6.50181027043422</text:p>
              </table:table-cell>
              <table:table-cell office:value-type="float" office:value="22.28343">
                <text:p>22.28343</text:p>
              </table:table-cell>
              <table:table-cell office:value-type="float" office:value="0.206185599472051">
                <text:p>0.206185599472051</text:p>
              </table:table-cell>
              <table:table-cell office:value-type="float" office:value="0.206185599472051">
                <text:p>0.206185599472051</text:p>
              </table:table-cell>
              <table:table-cell office:value-type="float" office:value="4.69595">
                <text:p>4.69595</text:p>
              </table:table-cell>
              <table:table-cell office:value-type="float" office:value="1.31969271944673">
                <text:p>1.31969271944673</text:p>
              </table:table-cell>
              <table:table-cell office:value-type="float" office:value="1.31969271944673">
                <text:p>1.3196927194467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2.66553">
                <text:p>62.66553</text:p>
              </table:table-cell>
              <table:table-cell office:value-type="float" office:value="10.9372883248769">
                <text:p>10.9372883248769</text:p>
              </table:table-cell>
              <table:table-cell office:value-type="float" office:value="10.9372883248769">
                <text:p>10.9372883248769</text:p>
              </table:table-cell>
              <table:table-cell office:value-type="float" office:value="21.12414">
                <text:p>21.12414</text:p>
              </table:table-cell>
              <table:table-cell office:value-type="float" office:value="0.297436735549741">
                <text:p>0.297436735549741</text:p>
              </table:table-cell>
              <table:table-cell office:value-type="float" office:value="0.297436735549741">
                <text:p>0.297436735549741</text:p>
              </table:table-cell>
              <table:table-cell office:value-type="float" office:value="1.24245">
                <text:p>1.24245</text:p>
              </table:table-cell>
              <table:table-cell office:value-type="float" office:value="0.0145873352305662">
                <text:p>0.0145873352305662</text:p>
              </table:table-cell>
              <table:table-cell office:value-type="float" office:value="0.0145873352305662">
                <text:p>0.01458733523056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wifi.M14:wifi.M18 wifi.N1:wifi.N1 wifi.U2:wifi.U6 wifi.N7:wifi.N7 wifi.U8:wifi.U12 wifi.N13:wifi.N13 wifi.U14:wifi.U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wifi.M14:wifi.M18"/>
          </chart:axis>
          <chart:axis chart:dimension="y" chart:name="primary-y" chart:style-name="ch4">
            <chart:title svg:x="0.451cm" svg:y="14.332cm" chart:style-name="ch6">
              <text:p>Normalized Performance for Cost</text:p>
            </chart:title>
            <chart:grid chart:style-name="ch7" chart:class="major"/>
          </chart:axis>
          <chart:series chart:style-name="ch8" chart:values-cell-range-address="wifi.U2:wifi.U6" chart:label-cell-address="wifi.N1:wifi.N1" chart:class="chart:line">
            <chart:error-indicator chart:style-name="ch9" chart:dimension="y"/>
            <chart:data-point chart:repeated="5"/>
          </chart:series>
          <chart:series chart:style-name="ch10" chart:values-cell-range-address="wifi.U8:wifi.U12" chart:label-cell-address="wifi.N7:wifi.N7" chart:class="chart:line">
            <chart:error-indicator chart:style-name="ch9" chart:dimension="y"/>
            <chart:data-point chart:repeated="5"/>
          </chart:series>
          <chart:series chart:style-name="ch11" chart:values-cell-range-address="wifi.U14:wifi.U18" chart:label-cell-address="wifi.N13:wifi.N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N1:wifi.N1</svg:desc>
                </draw:g>
              </table:table-cell>
              <table:table-cell office:value-type="string">
                <text:p>TCP</text:p>
                <draw:g>
                  <svg:desc>wifi.N7:wifi.N7</svg:desc>
                </draw:g>
              </table:table-cell>
              <table:table-cell office:value-type="string">
                <text:p>x86</text:p>
                <draw:g>
                  <svg:desc>wifi.N13:wifi.N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M14:wifi.M18</svg:desc>
                </draw:g>
              </table:table-cell>
              <table:table-cell office:value-type="float" office:value="1.05845587247147">
                <text:p>1.05845587247147</text:p>
                <draw:g>
                  <svg:desc>wifi.U2:wifi.U6</svg:desc>
                </draw:g>
              </table:table-cell>
              <table:table-cell office:value-type="float" office:value="1">
                <text:p>1</text:p>
                <draw:g>
                  <svg:desc>wifi.U8:wifi.U12</svg:desc>
                </draw:g>
              </table:table-cell>
              <table:table-cell office:value-type="float" office:value="7.214159727677">
                <text:p>7.214159727677</text:p>
                <draw:g>
                  <svg:desc>wifi.U14:wifi.U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91179393090934">
                <text:p>1.91179393090934</text:p>
              </table:table-cell>
              <table:table-cell office:value-type="float" office:value="1.77733796603025">
                <text:p>1.77733796603025</text:p>
              </table:table-cell>
              <table:table-cell office:value-type="float" office:value="13.9634233007871">
                <text:p>13.96342330078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88432363961986">
                <text:p>1.88432363961986</text:p>
              </table:table-cell>
              <table:table-cell office:value-type="float" office:value="3.03293553115999">
                <text:p>3.03293553115999</text:p>
              </table:table-cell>
              <table:table-cell office:value-type="float" office:value="22.3469441568889">
                <text:p>22.346944156888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95149609845877">
                <text:p>2.95149609845877</text:p>
              </table:table-cell>
              <table:table-cell office:value-type="float" office:value="3.58753567112424">
                <text:p>3.58753567112424</text:p>
              </table:table-cell>
              <table:table-cell office:value-type="float" office:value="7.92492179703614">
                <text:p>7.924921797036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7570292631372">
                <text:p>1.27570292631372</text:p>
              </table:table-cell>
              <table:table-cell office:value-type="float" office:value="3.78441915268503">
                <text:p>3.78441915268503</text:p>
              </table:table-cell>
              <table:table-cell office:value-type="float" office:value="29.9529449980215">
                <text:p>29.95294499802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raid.O2:raid.O6" chart:error-lower-range="raid.O2:raid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raid.O8:raid.O12" chart:error-lower-range="raid.O8:raid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raid.O14:raid.O18" chart:error-lower-range="raid.O14:raid.O18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raid.M14:raid.N18 raid.N1:raid.N13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raid.M14:raid.M18"/>
          </chart:axis>
          <chart:axis chart:dimension="y" chart:name="primary-y" chart:style-name="ch4">
            <chart:title svg:x="0.451cm" svg:y="13.316cm" chart:style-name="ch6">
              <text:p>Mean Runtime (seconds)</text:p>
            </chart:title>
            <chart:grid chart:style-name="ch7" chart:class="major"/>
          </chart:axis>
          <chart:series chart:style-name="ch8" chart:values-cell-range-address="raid.N2:raid.N6" chart:label-cell-address="raid.N1:raid.N1" chart:class="chart:line">
            <chart:error-indicator chart:style-name="ch9" chart:dimension="y"/>
            <chart:data-point chart:repeated="5"/>
          </chart:series>
          <chart:series chart:style-name="ch10" chart:values-cell-range-address="raid.N8:raid.N12" chart:label-cell-address="raid.N7:raid.N7" chart:class="chart:line">
            <chart:error-indicator chart:style-name="ch9" chart:dimension="y"/>
            <chart:data-point chart:repeated="5"/>
          </chart:series>
          <chart:series chart:style-name="ch11" chart:values-cell-range-address="raid.N14:raid.N18" chart:label-cell-address="raid.N13:raid.N13" chart:class="chart:line">
            <chart:error-indicator chart:style-name="ch9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aid.N1:raid.N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TCP</text:p>
                <draw:g>
                  <svg:desc>raid.N7:raid.N7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x86</text:p>
                <draw:g>
                  <svg:desc>raid.N13:raid.N13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M14:raid.M18</svg:desc>
                </draw:g>
              </table:table-cell>
              <table:table-cell office:value-type="float" office:value="36.02274">
                <text:p>36.02274</text:p>
                <draw:g>
                  <svg:desc>raid.N2:raid.N6</svg:desc>
                </draw:g>
              </table:table-cell>
              <table:table-cell office:value-type="float" office:value="0.140877441057284">
                <text:p>0.140877441057284</text:p>
                <draw:g>
                  <svg:desc>raid.O2:raid.O6</svg:desc>
                </draw:g>
              </table:table-cell>
              <table:table-cell office:value-type="float" office:value="0.140877441057284">
                <text:p>0.140877441057284</text:p>
                <draw:g>
                  <svg:desc>raid.O2:raid.O6</svg:desc>
                </draw:g>
              </table:table-cell>
              <table:table-cell office:value-type="float" office:value="38.68334">
                <text:p>38.68334</text:p>
                <draw:g>
                  <svg:desc>raid.N8:raid.N12</svg:desc>
                </draw:g>
              </table:table-cell>
              <table:table-cell office:value-type="float" office:value="0.353619708657474">
                <text:p>0.353619708657474</text:p>
                <draw:g>
                  <svg:desc>raid.O8:raid.O12</svg:desc>
                </draw:g>
              </table:table-cell>
              <table:table-cell office:value-type="float" office:value="0.353619708657474">
                <text:p>0.353619708657474</text:p>
                <draw:g>
                  <svg:desc>raid.O8:raid.O12</svg:desc>
                </draw:g>
              </table:table-cell>
              <table:table-cell office:value-type="float" office:value="0.29746">
                <text:p>0.29746</text:p>
                <draw:g>
                  <svg:desc>raid.N14:raid.N18</svg:desc>
                </draw:g>
              </table:table-cell>
              <table:table-cell office:value-type="float" office:value="0.00508224459676386">
                <text:p>0.00508224459676386</text:p>
                <draw:g>
                  <svg:desc>raid.O14:raid.O18</svg:desc>
                </draw:g>
              </table:table-cell>
              <table:table-cell office:value-type="float" office:value="0.00508224459676386">
                <text:p>0.00508224459676386</text:p>
                <draw:g>
                  <svg:desc>raid.O14:raid.O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.22946">
                <text:p>10.22946</text:p>
              </table:table-cell>
              <table:table-cell office:value-type="float" office:value="0.0308510139027813">
                <text:p>0.0308510139027813</text:p>
              </table:table-cell>
              <table:table-cell office:value-type="float" office:value="0.0308510139027813">
                <text:p>0.0308510139027813</text:p>
              </table:table-cell>
              <table:table-cell office:value-type="float" office:value="11.2913">
                <text:p>11.2913</text:p>
              </table:table-cell>
              <table:table-cell office:value-type="float" office:value="0.0566341632327384">
                <text:p>0.0566341632327384</text:p>
              </table:table-cell>
              <table:table-cell office:value-type="float" office:value="0.0566341632327384">
                <text:p>0.0566341632327384</text:p>
              </table:table-cell>
              <table:table-cell office:value-type="float" office:value="0.10914">
                <text:p>0.10914</text:p>
              </table:table-cell>
              <table:table-cell office:value-type="float" office:value="0.0113820181458694">
                <text:p>0.0113820181458694</text:p>
              </table:table-cell>
              <table:table-cell office:value-type="float" office:value="0.0113820181458694">
                <text:p>0.01138201814586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31203">
                <text:p>6.31203</text:p>
              </table:table-cell>
              <table:table-cell office:value-type="float" office:value="1.88181100449416">
                <text:p>1.88181100449416</text:p>
              </table:table-cell>
              <table:table-cell office:value-type="float" office:value="1.88181100449416">
                <text:p>1.88181100449416</text:p>
              </table:table-cell>
              <table:table-cell office:value-type="float" office:value="3.5617">
                <text:p>3.5617</text:p>
              </table:table-cell>
              <table:table-cell office:value-type="float" office:value="0.0304136256997742">
                <text:p>0.0304136256997742</text:p>
              </table:table-cell>
              <table:table-cell office:value-type="float" office:value="0.0304136256997742">
                <text:p>0.0304136256997742</text:p>
              </table:table-cell>
              <table:table-cell office:value-type="float" office:value="0.0372">
                <text:p>0.0372</text:p>
              </table:table-cell>
              <table:table-cell office:value-type="float" office:value="0.00180185350961162">
                <text:p>0.00180185350961162</text:p>
              </table:table-cell>
              <table:table-cell office:value-type="float" office:value="0.00180185350961162">
                <text:p>0.0018018535096116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06118">
                <text:p>3.06118</text:p>
              </table:table-cell>
              <table:table-cell office:value-type="float" office:value="1.43416729164806">
                <text:p>1.43416729164806</text:p>
              </table:table-cell>
              <table:table-cell office:value-type="float" office:value="1.43416729164806">
                <text:p>1.43416729164806</text:p>
              </table:table-cell>
              <table:table-cell office:value-type="float" office:value="1.62424">
                <text:p>1.62424</text:p>
              </table:table-cell>
              <table:table-cell office:value-type="float" office:value="0.0200738189531751">
                <text:p>0.0200738189531751</text:p>
              </table:table-cell>
              <table:table-cell office:value-type="float" office:value="0.0200738189531751">
                <text:p>0.0200738189531751</text:p>
              </table:table-cell>
              <table:table-cell office:value-type="float" office:value="0.02175">
                <text:p>0.02175</text:p>
              </table:table-cell>
              <table:table-cell office:value-type="float" office:value="0.00994967209185996">
                <text:p>0.00994967209185996</text:p>
              </table:table-cell>
              <table:table-cell office:value-type="float" office:value="0.00994967209185996">
                <text:p>0.0099496720918599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98533">
                <text:p>1.98533</text:p>
              </table:table-cell>
              <table:table-cell office:value-type="float" office:value="1.2595781801376">
                <text:p>1.2595781801376</text:p>
              </table:table-cell>
              <table:table-cell office:value-type="float" office:value="1.2595781801376">
                <text:p>1.2595781801376</text:p>
              </table:table-cell>
              <table:table-cell office:value-type="float" office:value="1.14109">
                <text:p>1.14109</text:p>
              </table:table-cell>
              <table:table-cell office:value-type="float" office:value="0.00769703790109621">
                <text:p>0.00769703790109621</text:p>
              </table:table-cell>
              <table:table-cell office:value-type="float" office:value="0.00769703790109621">
                <text:p>0.00769703790109621</text:p>
              </table:table-cell>
              <table:table-cell office:value-type="float" office:value="0.01064">
                <text:p>0.01064</text:p>
              </table:table-cell>
              <table:table-cell office:value-type="float" office:value="0.000950074113968096">
                <text:p>0.000950074113968096</text:p>
              </table:table-cell>
              <table:table-cell office:value-type="float" office:value="0.000950074113968096">
                <text:p>0.0009500741139680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disksim.O14:disksim.O18" chart:error-lower-range="disksim.O14:disksim.O18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disksim.M14:disksim.N18 disksim.N1:disksim.N13" chart:data-source-has-labels="both" svg:x="1.932cm" svg:y="1.759cm" svg:width="19.446cm" svg:height="16.762cm">
          <chartooo:coordinate-region svg:x="2.945cm" svg:y="2.077cm" svg:width="18.126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disksim.M14:disksim.M18"/>
          </chart:axis>
          <chart:axis chart:dimension="y" chart:name="primary-y" chart:style-name="ch4">
            <chart:title svg:x="0.451cm" svg:y="13.316cm" chart:style-name="ch6">
              <text:p>Mean Runtime (seconds)</text:p>
            </chart:title>
            <chart:grid chart:style-name="ch7" chart:class="major"/>
          </chart:axis>
          <chart:series chart:style-name="ch8" chart:values-cell-range-address="disksim.N2:disksim.N6" chart:label-cell-address="disksim.N1:disksim.N1" chart:class="chart:line">
            <chart:error-indicator chart:style-name="ch9" chart:dimension="y"/>
            <chart:data-point chart:repeated="5"/>
          </chart:series>
          <chart:series chart:style-name="ch10" chart:values-cell-range-address="disksim.N8:disksim.N12" chart:label-cell-address="disksim.N7:disksim.N7" chart:class="chart:line">
            <chart:error-indicator chart:style-name="ch9" chart:dimension="y"/>
            <chart:data-point chart:repeated="5"/>
          </chart:series>
          <chart:series chart:style-name="ch11" chart:values-cell-range-address="disksim.N14:disksim.N18" chart:label-cell-address="disksim.N13:disksim.N13" chart:class="chart:line">
            <chart:error-indicator chart:style-name="ch9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disksim.N1:disksim.N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TCP</text:p>
                <draw:g>
                  <svg:desc>disksim.N7:disksim.N7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x86</text:p>
                <draw:g>
                  <svg:desc>disksim.N13:disksim.N13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M14:disksim.M18</svg:desc>
                </draw:g>
              </table:table-cell>
              <table:table-cell office:value-type="float" office:value="0.45862">
                <text:p>0.45862</text:p>
                <draw:g>
                  <svg:desc>disksim.N2:disksim.N6</svg:desc>
                </draw:g>
              </table:table-cell>
              <table:table-cell office:value-type="float" office:value="0.00168506405247507">
                <text:p>0.00168506405247507</text:p>
                <draw:g>
                  <svg:desc>disksim.O2:disksim.O6</svg:desc>
                </draw:g>
              </table:table-cell>
              <table:table-cell office:value-type="float" office:value="0.00168506405247507">
                <text:p>0.00168506405247507</text:p>
                <draw:g>
                  <svg:desc>disksim.O2:disksim.O6</svg:desc>
                </draw:g>
              </table:table-cell>
              <table:table-cell office:value-type="float" office:value="0.48826">
                <text:p>0.48826</text:p>
                <draw:g>
                  <svg:desc>disksim.N8:disksim.N12</svg:desc>
                </draw:g>
              </table:table-cell>
              <table:table-cell office:value-type="float" office:value="0.00190534000529707">
                <text:p>0.00190534000529707</text:p>
                <draw:g>
                  <svg:desc>disksim.O8:disksim.O12</svg:desc>
                </draw:g>
              </table:table-cell>
              <table:table-cell office:value-type="float" office:value="0.00190534000529707">
                <text:p>0.00190534000529707</text:p>
                <draw:g>
                  <svg:desc>disksim.O8:disksim.O12</svg:desc>
                </draw:g>
              </table:table-cell>
              <table:table-cell office:value-type="float" office:value="0.03853">
                <text:p>0.03853</text:p>
                <draw:g>
                  <svg:desc>disksim.N14:disksim.N18</svg:desc>
                </draw:g>
              </table:table-cell>
              <table:table-cell office:value-type="float" office:value="0.00456697271633521">
                <text:p>0.00456697271633521</text:p>
                <draw:g>
                  <svg:desc>disksim.O14:disksim.O18</svg:desc>
                </draw:g>
              </table:table-cell>
              <table:table-cell office:value-type="float" office:value="0.00456697271633521">
                <text:p>0.00456697271633521</text:p>
                <draw:g>
                  <svg:desc>disksim.O14:disksim.O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882">
                <text:p>0.2882</text:p>
              </table:table-cell>
              <table:table-cell office:value-type="float" office:value="0.00352845785952583">
                <text:p>0.00352845785952583</text:p>
              </table:table-cell>
              <table:table-cell office:value-type="float" office:value="0.00352845785952583">
                <text:p>0.00352845785952583</text:p>
              </table:table-cell>
              <table:table-cell office:value-type="float" office:value="0.31117">
                <text:p>0.31117</text:p>
              </table:table-cell>
              <table:table-cell office:value-type="float" office:value="0.00245899901521006">
                <text:p>0.00245899901521006</text:p>
              </table:table-cell>
              <table:table-cell office:value-type="float" office:value="0.00245899901521006">
                <text:p>0.00245899901521006</text:p>
              </table:table-cell>
              <table:table-cell office:value-type="float" office:value="0.02297">
                <text:p>0.02297</text:p>
              </table:table-cell>
              <table:table-cell office:value-type="float" office:value="0.00308599448731509">
                <text:p>0.00308599448731509</text:p>
              </table:table-cell>
              <table:table-cell office:value-type="float" office:value="0.00308599448731509">
                <text:p>0.003085994487315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8673">
                <text:p>0.38673</text:p>
              </table:table-cell>
              <table:table-cell office:value-type="float" office:value="0.540981800254691">
                <text:p>0.540981800254691</text:p>
              </table:table-cell>
              <table:table-cell office:value-type="float" office:value="0.540981800254691">
                <text:p>0.540981800254691</text:p>
              </table:table-cell>
              <table:table-cell office:value-type="float" office:value="0.19846">
                <text:p>0.19846</text:p>
              </table:table-cell>
              <table:table-cell office:value-type="float" office:value="0.00256153672860061">
                <text:p>0.00256153672860061</text:p>
              </table:table-cell>
              <table:table-cell office:value-type="float" office:value="0.00256153672860061">
                <text:p>0.00256153672860061</text:p>
              </table:table-cell>
              <table:table-cell office:value-type="float" office:value="0.0145">
                <text:p>0.0145</text:p>
              </table:table-cell>
              <table:table-cell office:value-type="float" office:value="0.000581070147158358">
                <text:p>0.000581070147158358</text:p>
              </table:table-cell>
              <table:table-cell office:value-type="float" office:value="0.000581070147158358">
                <text:p>0.00058107014715835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81848">
                <text:p>0.81848</text:p>
              </table:table-cell>
              <table:table-cell office:value-type="float" office:value="0.772441987813451">
                <text:p>0.772441987813451</text:p>
              </table:table-cell>
              <table:table-cell office:value-type="float" office:value="0.772441987813451">
                <text:p>0.772441987813451</text:p>
              </table:table-cell>
              <table:table-cell office:value-type="float" office:value="0.19546">
                <text:p>0.19546</text:p>
              </table:table-cell>
              <table:table-cell office:value-type="float" office:value="0.00408434809495072">
                <text:p>0.00408434809495072</text:p>
              </table:table-cell>
              <table:table-cell office:value-type="float" office:value="0.00408434809495072">
                <text:p>0.00408434809495072</text:p>
              </table:table-cell>
              <table:table-cell office:value-type="float" office:value="0.01526">
                <text:p>0.01526</text:p>
              </table:table-cell>
              <table:table-cell office:value-type="float" office:value="0.0014857670814206">
                <text:p>0.0014857670814206</text:p>
              </table:table-cell>
              <table:table-cell office:value-type="float" office:value="0.0014857670814206">
                <text:p>0.001485767081420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4869">
                <text:p>0.34869</text:p>
              </table:table-cell>
              <table:table-cell office:value-type="float" office:value="0.478422591707901">
                <text:p>0.478422591707901</text:p>
              </table:table-cell>
              <table:table-cell office:value-type="float" office:value="0.478422591707901">
                <text:p>0.478422591707901</text:p>
              </table:table-cell>
              <table:table-cell office:value-type="float" office:value="0.18094">
                <text:p>0.18094</text:p>
              </table:table-cell>
              <table:table-cell office:value-type="float" office:value="0.0084868874131517">
                <text:p>0.0084868874131517</text:p>
              </table:table-cell>
              <table:table-cell office:value-type="float" office:value="0.0084868874131517">
                <text:p>0.0084868874131517</text:p>
              </table:table-cell>
              <table:table-cell office:value-type="float" office:value="0.01226">
                <text:p>0.01226</text:p>
              </table:table-cell>
              <table:table-cell office:value-type="float" office:value="0.000979869001061425">
                <text:p>0.000979869001061425</text:p>
              </table:table-cell>
              <table:table-cell office:value-type="float" office:value="0.000979869001061425">
                <text:p>0.000979869001061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disksim.M14:disksim.M18 disksim.N1:disksim.N1 disksim.P2:disksim.P6 disksim.N7:disksim.N7 disksim.P8:disksim.P12 disksim.N13:disksim.N13 disksim.P14:disksim.P18" chart:data-source-has-labels="both" svg:x="1.932cm" svg:y="1.759cm" svg:width="19.446cm" svg:height="16.762cm">
          <chartooo:coordinate-region svg:x="2.945cm" svg:y="2.078cm" svg:width="18.126cm" svg:height="15.558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disksim.M14:disksim.M18"/>
          </chart:axis>
          <chart:axis chart:dimension="y" chart:name="primary-y" chart:style-name="ch4">
            <chart:title svg:x="0.451cm" svg:y="13.532cm" chart:style-name="ch6">
              <text:p>Median Runtime (seconds)</text:p>
            </chart:title>
            <chart:grid chart:style-name="ch7" chart:class="major"/>
          </chart:axis>
          <chart:series chart:style-name="ch8" chart:values-cell-range-address="disksim.P2:disksim.P6" chart:label-cell-address="disksim.N1:disksim.N1" chart:class="chart:line">
            <chart:error-indicator chart:style-name="ch9" chart:dimension="y"/>
            <chart:data-point chart:repeated="5"/>
          </chart:series>
          <chart:series chart:style-name="ch10" chart:values-cell-range-address="disksim.P8:disksim.P12" chart:label-cell-address="disksim.N7:disksim.N7" chart:class="chart:line">
            <chart:error-indicator chart:style-name="ch9" chart:dimension="y"/>
            <chart:data-point chart:repeated="5"/>
          </chart:series>
          <chart:series chart:style-name="ch11" chart:values-cell-range-address="disksim.P14:disksim.P18" chart:label-cell-address="disksim.N13:disksim.N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disksim.N1:disksim.N1</svg:desc>
                </draw:g>
              </table:table-cell>
              <table:table-cell office:value-type="string">
                <text:p>TCP</text:p>
                <draw:g>
                  <svg:desc>disksim.N7:disksim.N7</svg:desc>
                </draw:g>
              </table:table-cell>
              <table:table-cell office:value-type="string">
                <text:p>x86</text:p>
                <draw:g>
                  <svg:desc>disksim.N13:disksim.N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M14:disksim.M18</svg:desc>
                </draw:g>
              </table:table-cell>
              <table:table-cell office:value-type="float" office:value="0.4586">
                <text:p>0.4586</text:p>
                <draw:g>
                  <svg:desc>disksim.P2:disksim.P6</svg:desc>
                </draw:g>
              </table:table-cell>
              <table:table-cell office:value-type="float" office:value="0.4878">
                <text:p>0.4878</text:p>
                <draw:g>
                  <svg:desc>disksim.P8:disksim.P12</svg:desc>
                </draw:g>
              </table:table-cell>
              <table:table-cell office:value-type="float" office:value="0.04025">
                <text:p>0.04025</text:p>
                <draw:g>
                  <svg:desc>disksim.P14:disksim.P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868">
                <text:p>0.2868</text:p>
              </table:table-cell>
              <table:table-cell office:value-type="float" office:value="0.3115">
                <text:p>0.3115</text:p>
              </table:table-cell>
              <table:table-cell office:value-type="float" office:value="0.02265">
                <text:p>0.022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7575">
                <text:p>0.17575</text:p>
              </table:table-cell>
              <table:table-cell office:value-type="float" office:value="0.19925">
                <text:p>0.19925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335">
                <text:p>0.2335</text:p>
              </table:table-cell>
              <table:table-cell office:value-type="float" office:value="0.1943">
                <text:p>0.1943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6395">
                <text:p>0.16395</text:p>
              </table:table-cell>
              <table:table-cell office:value-type="float" office:value="0.17895">
                <text:p>0.17895</text:p>
              </table:table-cell>
              <table:table-cell office:value-type="float" office:value="0.0121">
                <text:p>0.01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raid.M14:raid.M18 raid.N1:raid.N1 raid.P2:raid.P6 raid.N7:raid.N7 raid.P8:raid.P12 raid.N13:raid.N13 raid.P14:raid.P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raid.M14:raid.M18"/>
          </chart:axis>
          <chart:axis chart:dimension="y" chart:name="primary-y" chart:style-name="ch4">
            <chart:title svg:x="0.451cm" svg:y="13.532cm" chart:style-name="ch6">
              <text:p>Median Runtime (seconds)</text:p>
            </chart:title>
            <chart:grid chart:style-name="ch7" chart:class="major"/>
          </chart:axis>
          <chart:series chart:style-name="ch8" chart:values-cell-range-address="raid.P2:raid.P6" chart:label-cell-address="raid.N1:raid.N1" chart:class="chart:line">
            <chart:error-indicator chart:style-name="ch9" chart:dimension="y"/>
            <chart:data-point chart:repeated="5"/>
          </chart:series>
          <chart:series chart:style-name="ch10" chart:values-cell-range-address="raid.P8:raid.P12" chart:label-cell-address="raid.N7:raid.N7" chart:class="chart:line">
            <chart:error-indicator chart:style-name="ch9" chart:dimension="y"/>
            <chart:data-point chart:repeated="5"/>
          </chart:series>
          <chart:series chart:style-name="ch11" chart:values-cell-range-address="raid.P14:raid.P18" chart:label-cell-address="raid.N13:raid.N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aid.N1:raid.N1</svg:desc>
                </draw:g>
              </table:table-cell>
              <table:table-cell office:value-type="string">
                <text:p>TCP</text:p>
                <draw:g>
                  <svg:desc>raid.N7:raid.N7</svg:desc>
                </draw:g>
              </table:table-cell>
              <table:table-cell office:value-type="string">
                <text:p>x86</text:p>
                <draw:g>
                  <svg:desc>raid.N13:raid.N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M14:raid.M18</svg:desc>
                </draw:g>
              </table:table-cell>
              <table:table-cell office:value-type="float" office:value="35.9512">
                <text:p>35.9512</text:p>
                <draw:g>
                  <svg:desc>raid.P2:raid.P6</svg:desc>
                </draw:g>
              </table:table-cell>
              <table:table-cell office:value-type="float" office:value="38.5812">
                <text:p>38.5812</text:p>
                <draw:g>
                  <svg:desc>raid.P8:raid.P12</svg:desc>
                </draw:g>
              </table:table-cell>
              <table:table-cell office:value-type="float" office:value="0.298">
                <text:p>0.298</text:p>
                <draw:g>
                  <svg:desc>raid.P14:raid.P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.2359">
                <text:p>10.2359</text:p>
              </table:table-cell>
              <table:table-cell office:value-type="float" office:value="11.2932">
                <text:p>11.2932</text:p>
              </table:table-cell>
              <table:table-cell office:value-type="float" office:value="0.1029">
                <text:p>0.10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1925">
                <text:p>7.1925</text:p>
              </table:table-cell>
              <table:table-cell office:value-type="float" office:value="3.5699">
                <text:p>3.5699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1651">
                <text:p>2.1651</text:p>
              </table:table-cell>
              <table:table-cell office:value-type="float" office:value="1.6288">
                <text:p>1.6288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426">
                <text:p>1.0426</text:p>
              </table:table-cell>
              <table:table-cell office:value-type="float" office:value="1.1404">
                <text:p>1.1404</text:p>
              </table:table-cell>
              <table:table-cell office:value-type="float" office:value="0.0112">
                <text:p>0.01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wifi.M14:wifi.M18 wifi.N1:wifi.N1 wifi.P2:wifi.P6 wifi.N7:wifi.N7 wifi.P8:wifi.P12 wifi.N13:wifi.N13 wifi.P14:wifi.P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wifi.M14:wifi.M18"/>
          </chart:axis>
          <chart:axis chart:dimension="y" chart:name="primary-y" chart:style-name="ch4">
            <chart:title svg:x="0.451cm" svg:y="13.532cm" chart:style-name="ch6">
              <text:p>Median Runtime (seconds)</text:p>
            </chart:title>
            <chart:grid chart:style-name="ch7" chart:class="major"/>
          </chart:axis>
          <chart:series chart:style-name="ch8" chart:values-cell-range-address="wifi.P2:wifi.P6" chart:label-cell-address="wifi.N1:wifi.N1" chart:class="chart:line">
            <chart:error-indicator chart:style-name="ch9" chart:dimension="y"/>
            <chart:data-point chart:repeated="5"/>
          </chart:series>
          <chart:series chart:style-name="ch10" chart:values-cell-range-address="wifi.P8:wifi.P12" chart:label-cell-address="wifi.N7:wifi.N7" chart:class="chart:line">
            <chart:error-indicator chart:style-name="ch9" chart:dimension="y"/>
            <chart:data-point chart:repeated="5"/>
          </chart:series>
          <chart:series chart:style-name="ch11" chart:values-cell-range-address="wifi.P14:wifi.P18" chart:label-cell-address="wifi.N13:wifi.N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N1:wifi.N1</svg:desc>
                </draw:g>
              </table:table-cell>
              <table:table-cell office:value-type="string">
                <text:p>TCP</text:p>
                <draw:g>
                  <svg:desc>wifi.N7:wifi.N7</svg:desc>
                </draw:g>
              </table:table-cell>
              <table:table-cell office:value-type="string">
                <text:p>x86</text:p>
                <draw:g>
                  <svg:desc>wifi.N13:wifi.N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M14:wifi.M18</svg:desc>
                </draw:g>
              </table:table-cell>
              <table:table-cell office:value-type="float" office:value="75.5623">
                <text:p>75.5623</text:p>
                <draw:g>
                  <svg:desc>wifi.P2:wifi.P6</svg:desc>
                </draw:g>
              </table:table-cell>
              <table:table-cell office:value-type="float" office:value="79.8415">
                <text:p>79.8415</text:p>
                <draw:g>
                  <svg:desc>wifi.P8:wifi.P12</svg:desc>
                </draw:g>
              </table:table-cell>
              <table:table-cell office:value-type="float" office:value="5.1643">
                <text:p>5.1643</text:p>
                <draw:g>
                  <svg:desc>wifi.P14:wifi.P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.8492">
                <text:p>41.8492</text:p>
              </table:table-cell>
              <table:table-cell office:value-type="float" office:value="45.003">
                <text:p>45.003</text:p>
              </table:table-cell>
              <table:table-cell office:value-type="float" office:value="2.655">
                <text:p>2.65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.646">
                <text:p>46.646</text:p>
              </table:table-cell>
              <table:table-cell office:value-type="float" office:value="26.356">
                <text:p>26.356</text:p>
              </table:table-cell>
              <table:table-cell office:value-type="float" office:value="1.7164">
                <text:p>1.716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.2163">
                <text:p>25.2163</text:p>
              </table:table-cell>
              <table:table-cell office:value-type="float" office:value="22.2101">
                <text:p>22.2101</text:p>
              </table:table-cell>
              <table:table-cell office:value-type="float" office:value="4.2071">
                <text:p>4.207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4.3541">
                <text:p>64.3541</text:p>
              </table:table-cell>
              <table:table-cell office:value-type="float" office:value="21.0765">
                <text:p>21.0765</text:p>
              </table:table-cell>
              <table:table-cell office:value-type="float" office:value="1.2388">
                <text:p>1.23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>
      <style:chart-properties chart:auto-position="true" style:rotation-angle="9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disksim.M2:disksim.M6 disksim.Q2:disksim.Q6" chart:data-source-has-labels="column" svg:x="1.744cm" svg:y="0.855cm" svg:width="13.616cm" svg:height="6.571cm">
          <chartooo:coordinate-region svg:x="2.757cm" svg:y="1.174cm" svg:width="12.296cm" svg:height="5.367cm"/>
          <chart:axis chart:dimension="x" chart:name="primary-x" chart:style-name="ch3" chartooo:axis-type="auto">
            <chartooo:date-scale/>
            <chart:title svg:x="5.224cm" svg:y="7.607cm" chart:style-name="ch4">
              <text:p>Number of MPI Processes</text:p>
            </chart:title>
            <chart:categories table:cell-range-address="disksim.M2:disksim.M6"/>
          </chart:axis>
          <chart:axis chart:dimension="y" chart:name="primary-y" chart:style-name="ch3">
            <chart:title svg:x="0.451cm" svg:y="6.173cm" chart:style-name="ch5">
              <text:p>RoCE Speedup</text:p>
            </chart:title>
            <chart:grid chart:style-name="ch6" chart:class="major"/>
          </chart:axis>
          <chart:series chart:style-name="ch7" chart:values-cell-range-address="disksim.Q2:disksim.Q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M2:disksim.M6</svg:desc>
                </draw:g>
              </table:table-cell>
              <table:table-cell office:value-type="float" office:value="1.06462866861454">
                <text:p>1.06462866861454</text:p>
                <draw:g>
                  <svg:desc>disksim.Q2:disksim.Q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7970159611381">
                <text:p>1.079701596113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13174566234841">
                <text:p>0.51317456623484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3880852311602">
                <text:p>0.238808523116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18913648226218">
                <text:p>0.5189136482262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>
      <style:chart-properties chart:auto-position="true" style:rotation-angle="9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plot-area chart:style-name="ch2" table:cell-range-address="raid.M2:raid.M6 raid.Q2:raid.Q6" chart:data-source-has-labels="column" svg:x="1.932cm" svg:y="1.759cm" svg:width="22.453cm" svg:height="16.762cm">
          <chartooo:coordinate-region svg:x="2.945cm" svg:y="2.078cm" svg:width="21.133cm" svg:height="15.558cm"/>
          <chart:axis chart:dimension="x" chart:name="primary-x" chart:style-name="ch3" chartooo:axis-type="auto">
            <chartooo:date-scale/>
            <chart:title svg:x="9.83cm" svg:y="18.928cm" chart:style-name="ch4">
              <text:p>Number of MPI Processes</text:p>
            </chart:title>
            <chart:categories table:cell-range-address="raid.M2:raid.M6"/>
          </chart:axis>
          <chart:axis chart:dimension="y" chart:name="primary-y" chart:style-name="ch3">
            <chart:title svg:x="0.451cm" svg:y="12.173cm" chart:style-name="ch5">
              <text:p>RoCE Speedup</text:p>
            </chart:title>
            <chart:grid chart:style-name="ch6" chart:class="major"/>
          </chart:axis>
          <chart:series chart:style-name="ch7" chart:values-cell-range-address="raid.Q2:raid.Q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M2:raid.M6</svg:desc>
                </draw:g>
              </table:table-cell>
              <table:table-cell office:value-type="float" office:value="1.07385890134954">
                <text:p>1.07385890134954</text:p>
                <draw:g>
                  <svg:desc>raid.Q2:raid.Q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10380215573452">
                <text:p>1.103802155734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64271716072325">
                <text:p>0.5642717160723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530592777948373">
                <text:p>0.53059277794837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74760870988702">
                <text:p>0.5747608709887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>
      <style:chart-properties chart:auto-position="true" style:rotation-angle="9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plot-area chart:style-name="ch2" table:cell-range-address="wifi.M2:wifi.M6 wifi.Q2:wifi.Q6" chart:data-source-has-labels="column" svg:x="1.932cm" svg:y="1.759cm" svg:width="22.453cm" svg:height="16.762cm">
          <chartooo:coordinate-region svg:x="2.945cm" svg:y="2.078cm" svg:width="21.133cm" svg:height="15.558cm"/>
          <chart:axis chart:dimension="x" chart:name="primary-x" chart:style-name="ch3" chartooo:axis-type="auto">
            <chartooo:date-scale/>
            <chart:title svg:x="9.83cm" svg:y="18.928cm" chart:style-name="ch4">
              <text:p>Number of MPI Processes</text:p>
            </chart:title>
            <chart:categories table:cell-range-address="wifi.M2:wifi.M6"/>
          </chart:axis>
          <chart:axis chart:dimension="y" chart:name="primary-y" chart:style-name="ch3">
            <chart:title svg:x="0.451cm" svg:y="12.173cm" chart:style-name="ch5">
              <text:p>RoCE Speedup</text:p>
            </chart:title>
            <chart:grid chart:style-name="ch6" chart:class="major"/>
          </chart:axis>
          <chart:series chart:style-name="ch7" chart:values-cell-range-address="wifi.Q2:wifi.Q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M2:wifi.M6</svg:desc>
                </draw:g>
              </table:table-cell>
              <table:table-cell office:value-type="float" office:value="1.05845587247147">
                <text:p>1.05845587247147</text:p>
                <draw:g>
                  <svg:desc>wifi.Q2:wifi.Q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7565019565716">
                <text:p>1.075650195657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21287073286114">
                <text:p>0.6212870732861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822708502166292">
                <text:p>0.82270850216629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37093454727024">
                <text:p>0.3370934547270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